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68mm"/>
    </style:style>
    <style:style style:name="co6" style:family="table-column">
      <style:table-column-properties fo:break-before="auto" style:column-width="26.97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6.63mm"/>
    </style:style>
    <style:style style:name="co9" style:family="table-column">
      <style:table-column-properties fo:break-before="auto" style:column-width="26.72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 style:data-style-name="N111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5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number-columns-repeated="2" table:default-cell-style-name="ce13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7" office:value-type="string" calcext:value-type="string">
            <text:p>Promedio móvil 12 meses</text:p>
          </table:table-cell>
          <table:table-cell table:style-name="ce7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7" office:value-type="string" calcext:value-type="string">
            <text:p>Indice Estacional</text:p>
          </table:table-cell>
          <table:table-cell table:style-name="ce7" office:value-type="string" calcext:value-type="string">
            <text:p>Serie desestacionalizada</text:p>
          </table:table-cell>
          <table:table-cell table:style-name="ce7" office:value-type="string" calcext:value-type="string">
            <text:p>Exportaciones (dólares)</text:p>
          </table:table-cell>
          <table:table-cell table:style-name="ce15" office:value-type="string" calcext:value-type="string">
            <text:p>Importaciones (dólares)</text:p>
          </table:table-cell>
          <table:table-cell table:number-columns-repeated="1012"/>
        </table:table-row>
        <table:table-row table:style-name="ro2">
          <table:table-cell table:style-name="ce2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3"/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2]/[.I2]" office:value-type="float" office:value="51688.3516436959" calcext:value-type="float">
            <text:p>51688,35</text:p>
          </table:table-cell>
          <table:table-cell office:value-type="float" office:value="3388900000" calcext:value-type="float">
            <text:p>3388900000</text:p>
          </table:table-cell>
          <table:table-cell office:value-type="float" office:value="2951000000" calcext:value-type="float">
            <text:p>295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]/[.I3]" office:value-type="float" office:value="43699.6064590264" calcext:value-type="float">
            <text:p>43699,61</text:p>
          </table:table-cell>
          <table:table-cell office:value-type="float" office:value="3585100000" calcext:value-type="float">
            <text:p>3585100000</text:p>
          </table:table-cell>
          <table:table-cell office:value-type="float" office:value="2790700000" calcext:value-type="float">
            <text:p>2790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]/[.I4]" office:value-type="float" office:value="46820.6574883666" calcext:value-type="float">
            <text:p>46820,66</text:p>
          </table:table-cell>
          <table:table-cell office:value-type="float" office:value="4170300000" calcext:value-type="float">
            <text:p>4170300000</text:p>
          </table:table-cell>
          <table:table-cell office:value-type="float" office:value="3422100000" calcext:value-type="float">
            <text:p>3422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5]/[.I5]" office:value-type="float" office:value="41697.4594571446" calcext:value-type="float">
            <text:p>41697,46</text:p>
          </table:table-cell>
          <table:table-cell office:value-type="float" office:value="4296800000" calcext:value-type="float">
            <text:p>4296800000</text:p>
          </table:table-cell>
          <table:table-cell office:value-type="float" office:value="3060800000" calcext:value-type="float">
            <text:p>3060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6]/[.I6]" office:value-type="float" office:value="36727.6545429617" calcext:value-type="float">
            <text:p>36727,65</text:p>
          </table:table-cell>
          <table:table-cell office:value-type="float" office:value="4849800000" calcext:value-type="float">
            <text:p>4849800000</text:p>
          </table:table-cell>
          <table:table-cell office:value-type="float" office:value="3542100000" calcext:value-type="float">
            <text:p>3542100000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7]/[.I7]" office:value-type="float" office:value="32723.0574818514" calcext:value-type="float">
            <text:p>32723,06</text:p>
          </table:table-cell>
          <table:table-cell office:value-type="float" office:value="4518800000" calcext:value-type="float">
            <text:p>4518800000</text:p>
          </table:table-cell>
          <table:table-cell office:value-type="float" office:value="3578900000" calcext:value-type="float">
            <text:p>357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8]/[.I8]" office:value-type="float" office:value="34668.0152965756" calcext:value-type="float">
            <text:p>34668,02</text:p>
          </table:table-cell>
          <table:table-cell office:value-type="float" office:value="4610900000" calcext:value-type="float">
            <text:p>4610900000</text:p>
          </table:table-cell>
          <table:table-cell office:value-type="float" office:value="4125800000" calcext:value-type="float">
            <text:p>4125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9]/[.I9]" office:value-type="float" office:value="39085.1453799933" calcext:value-type="float">
            <text:p>39085,15</text:p>
          </table:table-cell>
          <table:table-cell office:value-type="float" office:value="4918900000" calcext:value-type="float">
            <text:p>4918900000</text:p>
          </table:table-cell>
          <table:table-cell office:value-type="float" office:value="4606300000" calcext:value-type="float">
            <text:p>4606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10]/[.I10]" office:value-type="float" office:value="32661.9181201734" calcext:value-type="float">
            <text:p>32661,92</text:p>
          </table:table-cell>
          <table:table-cell office:value-type="float" office:value="4817300000" calcext:value-type="float">
            <text:p>4817300000</text:p>
          </table:table-cell>
          <table:table-cell office:value-type="float" office:value="3963000000" calcext:value-type="float">
            <text:p>396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11]/[.I11]" office:value-type="float" office:value="36828.9605283165" calcext:value-type="float">
            <text:p>36828,96</text:p>
          </table:table-cell>
          <table:table-cell office:value-type="float" office:value="5525000000" calcext:value-type="float">
            <text:p>5525000000</text:p>
          </table:table-cell>
          <table:table-cell office:value-type="float" office:value="4400400000" calcext:value-type="float">
            <text:p>4400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12]/[.I12]" office:value-type="float" office:value="35847.117800409" calcext:value-type="float">
            <text:p>35847,12</text:p>
          </table:table-cell>
          <table:table-cell office:value-type="float" office:value="5411700000" calcext:value-type="float">
            <text:p>5411700000</text:p>
          </table:table-cell>
          <table:table-cell office:value-type="float" office:value="4384400000" calcext:value-type="float">
            <text:p>4384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office:value-type="string" calcext:value-type="string">
            <text:p>|</text:p>
          </table:table-cell>
          <table:table-cell table:formula="of:=[.D13]/[.C12]" office:value-type="string" office:string-value="" calcext:value-type="error">
            <text:p>#VALOR!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table:formula="of:=[.C13]/[.G13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13]/[.I13]" office:value-type="float" office:value="36621.0415823662" calcext:value-type="float">
            <text:p>36621,04</text:p>
          </table:table-cell>
          <table:table-cell office:value-type="float" office:value="5685300000" calcext:value-type="float">
            <text:p>5685300000</text:p>
          </table:table-cell>
          <table:table-cell office:value-type="float" office:value="3881300000" calcext:value-type="float">
            <text:p>38813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table:formula="of:=[.C14]/[.G14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14]/[.I14]" office:value-type="float" office:value="40865.260055741" calcext:value-type="float">
            <text:p>40865,26</text:p>
          </table:table-cell>
          <table:table-cell office:value-type="float" office:value="5810000000" calcext:value-type="float">
            <text:p>5810000000</text:p>
          </table:table-cell>
          <table:table-cell office:value-type="float" office:value="4478000000" calcext:value-type="float">
            <text:p>447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table:formula="of:=[.C15]/[.G15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15]/[.I15]" office:value-type="float" office:value="39246.172003835" calcext:value-type="float">
            <text:p>39246,17</text:p>
          </table:table-cell>
          <table:table-cell office:value-type="float" office:value="5216000000" calcext:value-type="float">
            <text:p>5216000000</text:p>
          </table:table-cell>
          <table:table-cell office:value-type="float" office:value="4208000000" calcext:value-type="float">
            <text:p>420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table:formula="of:=[.C16]/[.G16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16]/[.I16]" office:value-type="float" office:value="32342.8184845025" calcext:value-type="float">
            <text:p>32342,82</text:p>
          </table:table-cell>
          <table:table-cell office:value-type="float" office:value="4982000000" calcext:value-type="float">
            <text:p>4982000000</text:p>
          </table:table-cell>
          <table:table-cell office:value-type="float" office:value="4163000000" calcext:value-type="float">
            <text:p>416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table:formula="of:=[.C17]/[.G17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17]/[.I17]" office:value-type="float" office:value="42631.6536990748" calcext:value-type="float">
            <text:p>42631,65</text:p>
          </table:table-cell>
          <table:table-cell office:value-type="float" office:value="5832000000" calcext:value-type="float">
            <text:p>5832000000</text:p>
          </table:table-cell>
          <table:table-cell office:value-type="float" office:value="4930000000" calcext:value-type="float">
            <text:p>493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table:formula="of:=[.C18]/[.G18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18]/[.I18]" office:value-type="float" office:value="44096.6155048609" calcext:value-type="float">
            <text:p>44096,62</text:p>
          </table:table-cell>
          <table:table-cell office:value-type="float" office:value="6241000000" calcext:value-type="float">
            <text:p>6241000000</text:p>
          </table:table-cell>
          <table:table-cell office:value-type="float" office:value="5200000000" calcext:value-type="float">
            <text:p>520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table:formula="of:=[.C19]/[.G19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19]/[.I19]" office:value-type="float" office:value="37949.7576246105" calcext:value-type="float">
            <text:p>37949,76</text:p>
          </table:table-cell>
          <table:table-cell office:value-type="float" office:value="5391000000" calcext:value-type="float">
            <text:p>5391000000</text:p>
          </table:table-cell>
          <table:table-cell office:value-type="float" office:value="5197000000" calcext:value-type="float">
            <text:p>519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table:formula="of:=[.C20]/[.G20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20]/[.I20]" office:value-type="float" office:value="39834.1716831779" calcext:value-type="float">
            <text:p>39834,17</text:p>
          </table:table-cell>
          <table:table-cell office:value-type="float" office:value="7038700000" calcext:value-type="float">
            <text:p>7038700000</text:p>
          </table:table-cell>
          <table:table-cell office:value-type="float" office:value="6038300000" calcext:value-type="float">
            <text:p>6038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table:formula="of:=[.C21]/[.G21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21]/[.I21]" office:value-type="float" office:value="36058.8664680791" calcext:value-type="float">
            <text:p>36058,87</text:p>
          </table:table-cell>
          <table:table-cell office:value-type="float" office:value="7415000000" calcext:value-type="float">
            <text:p>7415000000</text:p>
          </table:table-cell>
          <table:table-cell office:value-type="float" office:value="5152000000" calcext:value-type="float">
            <text:p>51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table:formula="of:=[.C22]/[.G22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22]/[.I22]" office:value-type="float" office:value="36838.11994201" calcext:value-type="float">
            <text:p>36838,12</text:p>
          </table:table-cell>
          <table:table-cell office:value-type="float" office:value="6980000000" calcext:value-type="float">
            <text:p>6980000000</text:p>
          </table:table-cell>
          <table:table-cell office:value-type="float" office:value="5311000000" calcext:value-type="float">
            <text:p>531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table:formula="of:=[.C23]/[.G23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23]/[.I23]" office:value-type="float" office:value="37904.2366195595" calcext:value-type="float">
            <text:p>37904,24</text:p>
          </table:table-cell>
          <table:table-cell office:value-type="float" office:value="6263000000" calcext:value-type="float">
            <text:p>6263000000</text:p>
          </table:table-cell>
          <table:table-cell office:value-type="float" office:value="5130000000" calcext:value-type="float">
            <text:p>513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table:formula="of:=[.C24]/[.G24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24]/[.I24]" office:value-type="float" office:value="31876.1671375466" calcext:value-type="float">
            <text:p>31876,17</text:p>
          </table:table-cell>
          <table:table-cell office:value-type="float" office:value="5099000000" calcext:value-type="float">
            <text:p>5099000000</text:p>
          </table:table-cell>
          <table:table-cell office:value-type="float" office:value="4147000000" calcext:value-type="float">
            <text:p>414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table:formula="of:=[.C25]/[.G25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25]/[.I25]" office:value-type="float" office:value="28935.0967582505" calcext:value-type="float">
            <text:p>28935,10</text:p>
          </table:table-cell>
          <table:table-cell office:value-type="float" office:value="4320000000" calcext:value-type="float">
            <text:p>4320000000</text:p>
          </table:table-cell>
          <table:table-cell office:value-type="float" office:value="3458500000" calcext:value-type="float">
            <text:p>34585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table:formula="of:=[.C26]/[.G26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26]/[.I26]" office:value-type="float" office:value="36130.5877685219" calcext:value-type="float">
            <text:p>36130,59</text:p>
          </table:table-cell>
          <table:table-cell office:value-type="float" office:value="3730000000" calcext:value-type="float">
            <text:p>3730000000</text:p>
          </table:table-cell>
          <table:table-cell office:value-type="float" office:value="2759300000" calcext:value-type="float">
            <text:p>2759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table:formula="of:=[.C27]/[.G27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27]/[.I27]" office:value-type="float" office:value="33960.2463954405" calcext:value-type="float">
            <text:p>33960,25</text:p>
          </table:table-cell>
          <table:table-cell office:value-type="float" office:value="3940900000" calcext:value-type="float">
            <text:p>3940900000</text:p>
          </table:table-cell>
          <table:table-cell office:value-type="float" office:value="2662800000" calcext:value-type="float">
            <text:p>2662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table:formula="of:=[.C28]/[.G28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28]/[.I28]" office:value-type="float" office:value="30988.1610696424" calcext:value-type="float">
            <text:p>30988,16</text:p>
          </table:table-cell>
          <table:table-cell office:value-type="float" office:value="4191800000" calcext:value-type="float">
            <text:p>4191800000</text:p>
          </table:table-cell>
          <table:table-cell office:value-type="float" office:value="2884700000" calcext:value-type="float">
            <text:p>2884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table:formula="of:=[.C29]/[.G29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29]/[.I29]" office:value-type="float" office:value="31636.279159105" calcext:value-type="float">
            <text:p>31636,28</text:p>
          </table:table-cell>
          <table:table-cell office:value-type="float" office:value="5088000000" calcext:value-type="float">
            <text:p>5088000000</text:p>
          </table:table-cell>
          <table:table-cell office:value-type="float" office:value="2789000000" calcext:value-type="float">
            <text:p>278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table:formula="of:=[.C30]/[.G30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30]/[.I30]" office:value-type="float" office:value="32915.0409579905" calcext:value-type="float">
            <text:p>32915,04</text:p>
          </table:table-cell>
          <table:table-cell office:value-type="float" office:value="5138000000" calcext:value-type="float">
            <text:p>5138000000</text:p>
          </table:table-cell>
          <table:table-cell office:value-type="float" office:value="2660000000" calcext:value-type="float">
            <text:p>266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table:formula="of:=[.C31]/[.G31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31]/[.I31]" office:value-type="float" office:value="34985.8551461923" calcext:value-type="float">
            <text:p>34985,86</text:p>
          </table:table-cell>
          <table:table-cell office:value-type="float" office:value="5161000000" calcext:value-type="float">
            <text:p>5161000000</text:p>
          </table:table-cell>
          <table:table-cell office:value-type="float" office:value="3633000000" calcext:value-type="float">
            <text:p>363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table:formula="of:=[.C32]/[.G32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32]/[.I32]" office:value-type="float" office:value="33524.8814394191" calcext:value-type="float">
            <text:p>33524,88</text:p>
          </table:table-cell>
          <table:table-cell office:value-type="float" office:value="4895000000" calcext:value-type="float">
            <text:p>4895000000</text:p>
          </table:table-cell>
          <table:table-cell office:value-type="float" office:value="3580000000" calcext:value-type="float">
            <text:p>358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table:formula="of:=[.C33]/[.G33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33]/[.I33]" office:value-type="float" office:value="31915.1335912111" calcext:value-type="float">
            <text:p>31915,13</text:p>
          </table:table-cell>
          <table:table-cell office:value-type="float" office:value="4894900000" calcext:value-type="float">
            <text:p>4894900000</text:p>
          </table:table-cell>
          <table:table-cell office:value-type="float" office:value="3579600000" calcext:value-type="float">
            <text:p>35796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table:formula="of:=[.C34]/[.G34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34]/[.I34]" office:value-type="float" office:value="32065.1902448821" calcext:value-type="float">
            <text:p>32065,19</text:p>
          </table:table-cell>
          <table:table-cell office:value-type="float" office:value="4581000000" calcext:value-type="float">
            <text:p>4581000000</text:p>
          </table:table-cell>
          <table:table-cell office:value-type="float" office:value="3655000000" calcext:value-type="float">
            <text:p>365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table:formula="of:=[.C35]/[.G35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35]/[.I35]" office:value-type="float" office:value="31391.2219415443" calcext:value-type="float">
            <text:p>31391,22</text:p>
          </table:table-cell>
          <table:table-cell office:value-type="float" office:value="4838700000" calcext:value-type="float">
            <text:p>4838700000</text:p>
          </table:table-cell>
          <table:table-cell office:value-type="float" office:value="3656700000" calcext:value-type="float">
            <text:p>3656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table:formula="of:=[.C36]/[.G36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36]/[.I36]" office:value-type="float" office:value="35843.4990725874" calcext:value-type="float">
            <text:p>35843,50</text:p>
          </table:table-cell>
          <table:table-cell office:value-type="float" office:value="4933400000" calcext:value-type="float">
            <text:p>4933400000</text:p>
          </table:table-cell>
          <table:table-cell office:value-type="float" office:value="3646100000" calcext:value-type="float">
            <text:p>3646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table:formula="of:=[.C37]/[.G37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37]/[.I37]" office:value-type="float" office:value="35777.8819636013" calcext:value-type="float">
            <text:p>35777,88</text:p>
          </table:table-cell>
          <table:table-cell office:value-type="float" office:value="4851500000" calcext:value-type="float">
            <text:p>4851500000</text:p>
          </table:table-cell>
          <table:table-cell office:value-type="float" office:value="3598300000" calcext:value-type="float">
            <text:p>35983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table:formula="of:=[.C38]/[.G38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8769.2365937586" calcext:value-type="float">
            <text:p>38769,24</text:p>
          </table:table-cell>
          <table:table-cell office:value-type="float" office:value="4423000000" calcext:value-type="float">
            <text:p>4423000000</text:p>
          </table:table-cell>
          <table:table-cell office:value-type="float" office:value="3206000000" calcext:value-type="float">
            <text:p>320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table:formula="of:=[.C39]/[.G39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9747.2395535362" calcext:value-type="float">
            <text:p>39747,24</text:p>
          </table:table-cell>
          <table:table-cell office:value-type="float" office:value="4059900000" calcext:value-type="float">
            <text:p>4059900000</text:p>
          </table:table-cell>
          <table:table-cell office:value-type="float" office:value="3456100000" calcext:value-type="float">
            <text:p>3456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table:formula="of:=[.C40]/[.G40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43268.5330564445" calcext:value-type="float">
            <text:p>43268,53</text:p>
          </table:table-cell>
          <table:table-cell office:value-type="float" office:value="4714200000" calcext:value-type="float">
            <text:p>4714200000</text:p>
          </table:table-cell>
          <table:table-cell office:value-type="float" office:value="4402900000" calcext:value-type="float">
            <text:p>4402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table:formula="of:=[.C41]/[.G41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9806.6584614823" calcext:value-type="float">
            <text:p>39806,66</text:p>
          </table:table-cell>
          <table:table-cell office:value-type="float" office:value="6221600000" calcext:value-type="float">
            <text:p>6221600000</text:p>
          </table:table-cell>
          <table:table-cell office:value-type="float" office:value="4101000000" calcext:value-type="float">
            <text:p>410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table:formula="of:=[.C42]/[.G42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40292.3697960706" calcext:value-type="float">
            <text:p>40292,37</text:p>
          </table:table-cell>
          <table:table-cell office:value-type="float" office:value="6521400000" calcext:value-type="float">
            <text:p>6521400000</text:p>
          </table:table-cell>
          <table:table-cell office:value-type="float" office:value="4574300000" calcext:value-type="float">
            <text:p>4574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table:formula="of:=[.C43]/[.G43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41636.5126292118" calcext:value-type="float">
            <text:p>41636,51</text:p>
          </table:table-cell>
          <table:table-cell office:value-type="float" office:value="6353100000" calcext:value-type="float">
            <text:p>6353100000</text:p>
          </table:table-cell>
          <table:table-cell office:value-type="float" office:value="5062200000" calcext:value-type="float">
            <text:p>50622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table:formula="of:=[.C44]/[.G44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40574.8195038114" calcext:value-type="float">
            <text:p>40574,82</text:p>
          </table:table-cell>
          <table:table-cell office:value-type="float" office:value="6004100000" calcext:value-type="float">
            <text:p>6004100000</text:p>
          </table:table-cell>
          <table:table-cell office:value-type="float" office:value="5121100000" calcext:value-type="float">
            <text:p>5121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table:formula="of:=[.C45]/[.G45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40583.0294917189" calcext:value-type="float">
            <text:p>40583,03</text:p>
          </table:table-cell>
          <table:table-cell office:value-type="float" office:value="6368500000" calcext:value-type="float">
            <text:p>6368500000</text:p>
          </table:table-cell>
          <table:table-cell office:value-type="float" office:value="5315100000" calcext:value-type="float">
            <text:p>5315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table:formula="of:=[.C46]/[.G46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44110.5175958221" calcext:value-type="float">
            <text:p>44110,52</text:p>
          </table:table-cell>
          <table:table-cell office:value-type="float" office:value="6400800000" calcext:value-type="float">
            <text:p>6400800000</text:p>
          </table:table-cell>
          <table:table-cell office:value-type="float" office:value="5333500000" calcext:value-type="float">
            <text:p>53335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table:formula="of:=[.C47]/[.G47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9765.0979561353" calcext:value-type="float">
            <text:p>39765,10</text:p>
          </table:table-cell>
          <table:table-cell office:value-type="float" office:value="5884400000" calcext:value-type="float">
            <text:p>5884400000</text:p>
          </table:table-cell>
          <table:table-cell office:value-type="float" office:value="4952800000" calcext:value-type="float">
            <text:p>4952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table:formula="of:=[.C48]/[.G48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50192.9611276943" calcext:value-type="float">
            <text:p>50192,96</text:p>
          </table:table-cell>
          <table:table-cell office:value-type="float" office:value="5963600000" calcext:value-type="float">
            <text:p>5963600000</text:p>
          </table:table-cell>
          <table:table-cell office:value-type="float" office:value="5573800000" calcext:value-type="float">
            <text:p>5573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table:formula="of:=[.C49]/[.G49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58491.569652779" calcext:value-type="float">
            <text:p>58491,57</text:p>
          </table:table-cell>
          <table:table-cell office:value-type="float" office:value="5585100000" calcext:value-type="float">
            <text:p>5585100000</text:p>
          </table:table-cell>
          <table:table-cell office:value-type="float" office:value="5343900000" calcext:value-type="float">
            <text:p>5343900000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table:formula="of:=[.C50]/[.G50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8775.5737422131" calcext:value-type="float">
            <text:p>48775,57</text:p>
          </table:table-cell>
          <table:table-cell office:value-type="float" office:value="5255000000" calcext:value-type="float">
            <text:p>5255000000</text:p>
          </table:table-cell>
          <table:table-cell office:value-type="float" office:value="4889200000" calcext:value-type="float">
            <text:p>48892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table:formula="of:=[.C51]/[.G51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52160.4578419847" calcext:value-type="float">
            <text:p>52160,46</text:p>
          </table:table-cell>
          <table:table-cell office:value-type="float" office:value="5487400000" calcext:value-type="float">
            <text:p>5487400000</text:p>
          </table:table-cell>
          <table:table-cell office:value-type="float" office:value="4799600000" calcext:value-type="float">
            <text:p>47996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table:formula="of:=[.C52]/[.G52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51748.3107993544" calcext:value-type="float">
            <text:p>51748,31</text:p>
          </table:table-cell>
          <table:table-cell office:value-type="float" office:value="6159100000" calcext:value-type="float">
            <text:p>6159100000</text:p>
          </table:table-cell>
          <table:table-cell office:value-type="float" office:value="5641500000" calcext:value-type="float">
            <text:p>5641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table:formula="of:=[.C53]/[.G53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50415.9265481352" calcext:value-type="float">
            <text:p>50415,93</text:p>
          </table:table-cell>
          <table:table-cell office:value-type="float" office:value="7150800000" calcext:value-type="float">
            <text:p>7150800000</text:p>
          </table:table-cell>
          <table:table-cell office:value-type="float" office:value="5661500000" calcext:value-type="float">
            <text:p>5661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table:formula="of:=[.C54]/[.G54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52915.3110151195" calcext:value-type="float">
            <text:p>52915,31</text:p>
          </table:table-cell>
          <table:table-cell office:value-type="float" office:value="8082600000" calcext:value-type="float">
            <text:p>8082600000</text:p>
          </table:table-cell>
          <table:table-cell office:value-type="float" office:value="6489800000" calcext:value-type="float">
            <text:p>64898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table:formula="of:=[.C55]/[.G55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61042.7210649487" calcext:value-type="float">
            <text:p>61042,72</text:p>
          </table:table-cell>
          <table:table-cell office:value-type="float" office:value="7939800000" calcext:value-type="float">
            <text:p>7939800000</text:p>
          </table:table-cell>
          <table:table-cell office:value-type="float" office:value="6899200000" calcext:value-type="float">
            <text:p>68992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table:formula="of:=[.C56]/[.G56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50728.8622060448" calcext:value-type="float">
            <text:p>50728,86</text:p>
          </table:table-cell>
          <table:table-cell office:value-type="float" office:value="7303700000" calcext:value-type="float">
            <text:p>7303700000</text:p>
          </table:table-cell>
          <table:table-cell office:value-type="float" office:value="6858500000" calcext:value-type="float">
            <text:p>6858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table:formula="of:=[.C57]/[.G57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59321.3595030137" calcext:value-type="float">
            <text:p>59321,36</text:p>
          </table:table-cell>
          <table:table-cell office:value-type="float" office:value="8420300000" calcext:value-type="float">
            <text:p>8420300000</text:p>
          </table:table-cell>
          <table:table-cell office:value-type="float" office:value="7671000000" calcext:value-type="float">
            <text:p>76710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table:formula="of:=[.C58]/[.G58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58637.4467993957" calcext:value-type="float">
            <text:p>58637,45</text:p>
          </table:table-cell>
          <table:table-cell office:value-type="float" office:value="7797800000" calcext:value-type="float">
            <text:p>7797800000</text:p>
          </table:table-cell>
          <table:table-cell office:value-type="float" office:value="6888500000" calcext:value-type="float">
            <text:p>6888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table:formula="of:=[.C59]/[.G59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56156.7716538861" calcext:value-type="float">
            <text:p>56156,77</text:p>
          </table:table-cell>
          <table:table-cell office:value-type="float" office:value="7504300000" calcext:value-type="float">
            <text:p>7504300000</text:p>
          </table:table-cell>
          <table:table-cell office:value-type="float" office:value="6303000000" calcext:value-type="float">
            <text:p>63030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table:formula="of:=[.C60]/[.G60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61897.1331452382" calcext:value-type="float">
            <text:p>61897,13</text:p>
          </table:table-cell>
          <table:table-cell office:value-type="float" office:value="6612900000" calcext:value-type="float">
            <text:p>6612900000</text:p>
          </table:table-cell>
          <table:table-cell office:value-type="float" office:value="6229700000" calcext:value-type="float">
            <text:p>62297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table:formula="of:=[.C61]/[.G61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56484.0467509578" calcext:value-type="float">
            <text:p>56484,05</text:p>
          </table:table-cell>
          <table:table-cell office:value-type="float" office:value="6337000000" calcext:value-type="float">
            <text:p>6337000000</text:p>
          </table:table-cell>
          <table:table-cell office:value-type="float" office:value="5987400000" calcext:value-type="float">
            <text:p>59874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table:formula="of:=[.C62]/[.G62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56374.2064241862" calcext:value-type="float">
            <text:p>56374,21</text:p>
          </table:table-cell>
          <table:table-cell office:value-type="float" office:value="5625000000" calcext:value-type="float">
            <text:p>5625000000</text:p>
          </table:table-cell>
          <table:table-cell office:value-type="float" office:value="5357400000" calcext:value-type="float">
            <text:p>5357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table:formula="of:=[.C63]/[.G63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50810.0470914448" calcext:value-type="float">
            <text:p>50810,05</text:p>
          </table:table-cell>
          <table:table-cell office:value-type="float" office:value="6003400000" calcext:value-type="float">
            <text:p>6003400000</text:p>
          </table:table-cell>
          <table:table-cell office:value-type="float" office:value="4757700000" calcext:value-type="float">
            <text:p>4757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table:formula="of:=[.C64]/[.G64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62489.1638311907" calcext:value-type="float">
            <text:p>62489,16</text:p>
          </table:table-cell>
          <table:table-cell office:value-type="float" office:value="6197100000" calcext:value-type="float">
            <text:p>6197100000</text:p>
          </table:table-cell>
          <table:table-cell office:value-type="float" office:value="5199000000" calcext:value-type="float">
            <text:p>519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table:formula="of:=[.C65]/[.G65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46692.3933373885" calcext:value-type="float">
            <text:p>46692,39</text:p>
          </table:table-cell>
          <table:table-cell office:value-type="float" office:value="6713200000" calcext:value-type="float">
            <text:p>6713200000</text:p>
          </table:table-cell>
          <table:table-cell office:value-type="float" office:value="4859800000" calcext:value-type="float">
            <text:p>4859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table:formula="of:=[.C66]/[.G66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61430.6710138166" calcext:value-type="float">
            <text:p>61430,67</text:p>
          </table:table-cell>
          <table:table-cell office:value-type="float" office:value="7420000000" calcext:value-type="float">
            <text:p>7420000000</text:p>
          </table:table-cell>
          <table:table-cell office:value-type="float" office:value="6042700000" calcext:value-type="float">
            <text:p>6042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table:formula="of:=[.C67]/[.G67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56115.3108649788" calcext:value-type="float">
            <text:p>56115,31</text:p>
          </table:table-cell>
          <table:table-cell office:value-type="float" office:value="7009400000" calcext:value-type="float">
            <text:p>7009400000</text:p>
          </table:table-cell>
          <table:table-cell office:value-type="float" office:value="6099100000" calcext:value-type="float">
            <text:p>6099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table:formula="of:=[.C68]/[.G68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52674.2113825723" calcext:value-type="float">
            <text:p>52674,21</text:p>
          </table:table-cell>
          <table:table-cell office:value-type="float" office:value="7643700000" calcext:value-type="float">
            <text:p>7643700000</text:p>
          </table:table-cell>
          <table:table-cell office:value-type="float" office:value="6366900000" calcext:value-type="float">
            <text:p>6366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table:formula="of:=[.C69]/[.G69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54814.3587416343" calcext:value-type="float">
            <text:p>54814,36</text:p>
          </table:table-cell>
          <table:table-cell office:value-type="float" office:value="7701300000" calcext:value-type="float">
            <text:p>7701300000</text:p>
          </table:table-cell>
          <table:table-cell office:value-type="float" office:value="6312400000" calcext:value-type="float">
            <text:p>6312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table:formula="of:=[.C70]/[.G70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43058.2040672395" calcext:value-type="float">
            <text:p>43058,20</text:p>
          </table:table-cell>
          <table:table-cell office:value-type="float" office:value="6793400000" calcext:value-type="float">
            <text:p>6793400000</text:p>
          </table:table-cell>
          <table:table-cell office:value-type="float" office:value="5905800000" calcext:value-type="float">
            <text:p>5905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table:formula="of:=[.C71]/[.G71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51676.6222522058" calcext:value-type="float">
            <text:p>51676,62</text:p>
          </table:table-cell>
          <table:table-cell office:value-type="float" office:value="6882100000" calcext:value-type="float">
            <text:p>6882100000</text:p>
          </table:table-cell>
          <table:table-cell office:value-type="float" office:value="6314700000" calcext:value-type="float">
            <text:p>6314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table:formula="of:=[.C72]/[.G72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49892.6067185045" calcext:value-type="float">
            <text:p>49892,61</text:p>
          </table:table-cell>
          <table:table-cell office:value-type="float" office:value="6642900000" calcext:value-type="float">
            <text:p>6642900000</text:p>
          </table:table-cell>
          <table:table-cell office:value-type="float" office:value="5831800000" calcext:value-type="float">
            <text:p>5831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table:formula="of:=[.C73]/[.G73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50734.8835454563" calcext:value-type="float">
            <text:p>50734,88</text:p>
          </table:table-cell>
          <table:table-cell office:value-type="float" office:value="6295000000" calcext:value-type="float">
            <text:p>6295000000</text:p>
          </table:table-cell>
          <table:table-cell office:value-type="float" office:value="5460000000" calcext:value-type="float">
            <text:p>54600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table:formula="of:=[.C74]/[.G74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51692.1068365212" calcext:value-type="float">
            <text:p>51692,11</text:p>
          </table:table-cell>
          <table:table-cell office:value-type="float" office:value="5664900000" calcext:value-type="float">
            <text:p>5664900000</text:p>
          </table:table-cell>
          <table:table-cell office:value-type="float" office:value="5385300000" calcext:value-type="float">
            <text:p>5385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table:formula="of:=[.C75]/[.G75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54123.1596566213" calcext:value-type="float">
            <text:p>54123,16</text:p>
          </table:table-cell>
          <table:table-cell office:value-type="float" office:value="5743000000" calcext:value-type="float">
            <text:p>5743000000</text:p>
          </table:table-cell>
          <table:table-cell office:value-type="float" office:value="5222500000" calcext:value-type="float">
            <text:p>52225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table:formula="of:=[.C76]/[.G76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56689.8784198124" calcext:value-type="float">
            <text:p>56689,88</text:p>
          </table:table-cell>
          <table:table-cell office:value-type="float" office:value="5968300000" calcext:value-type="float">
            <text:p>5968300000</text:p>
          </table:table-cell>
          <table:table-cell office:value-type="float" office:value="5458100000" calcext:value-type="float">
            <text:p>5458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table:formula="of:=[.C77]/[.G77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62392.3578547121" calcext:value-type="float">
            <text:p>62392,36</text:p>
          </table:table-cell>
          <table:table-cell office:value-type="float" office:value="7565200000" calcext:value-type="float">
            <text:p>7565200000</text:p>
          </table:table-cell>
          <table:table-cell office:value-type="float" office:value="6413700000" calcext:value-type="float">
            <text:p>6413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table:formula="of:=[.C78]/[.G78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73361.1704788871" calcext:value-type="float">
            <text:p>73361,17</text:p>
          </table:table-cell>
          <table:table-cell office:value-type="float" office:value="8429000000" calcext:value-type="float">
            <text:p>8429000000</text:p>
          </table:table-cell>
          <table:table-cell office:value-type="float" office:value="7091000000" calcext:value-type="float">
            <text:p>709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table:formula="of:=[.C79]/[.G79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57174.7351261324" calcext:value-type="float">
            <text:p>57174,74</text:p>
          </table:table-cell>
          <table:table-cell office:value-type="float" office:value="7550900000" calcext:value-type="float">
            <text:p>7550900000</text:p>
          </table:table-cell>
          <table:table-cell office:value-type="float" office:value="6395700000" calcext:value-type="float">
            <text:p>6395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table:formula="of:=[.C80]/[.G80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60921.4994597256" calcext:value-type="float">
            <text:p>60921,50</text:p>
          </table:table-cell>
          <table:table-cell office:value-type="float" office:value="7827900000" calcext:value-type="float">
            <text:p>7827900000</text:p>
          </table:table-cell>
          <table:table-cell office:value-type="float" office:value="7058100000" calcext:value-type="float">
            <text:p>7058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table:formula="of:=[.C81]/[.G81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59484.4009944874" calcext:value-type="float">
            <text:p>59484,40</text:p>
          </table:table-cell>
          <table:table-cell office:value-type="float" office:value="7734900000" calcext:value-type="float">
            <text:p>7734900000</text:p>
          </table:table-cell>
          <table:table-cell office:value-type="float" office:value="7167100000" calcext:value-type="float">
            <text:p>7167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table:formula="of:=[.C82]/[.G82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57230.4911054079" calcext:value-type="float">
            <text:p>57230,49</text:p>
          </table:table-cell>
          <table:table-cell office:value-type="float" office:value="6994900000" calcext:value-type="float">
            <text:p>6994900000</text:p>
          </table:table-cell>
          <table:table-cell office:value-type="float" office:value="6145700000" calcext:value-type="float">
            <text:p>6145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table:formula="of:=[.C83]/[.G83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66098.8005461644" calcext:value-type="float">
            <text:p>66098,80</text:p>
          </table:table-cell>
          <table:table-cell office:value-type="float" office:value="7271000000" calcext:value-type="float">
            <text:p>7271000000</text:p>
          </table:table-cell>
          <table:table-cell office:value-type="float" office:value="6561300000" calcext:value-type="float">
            <text:p>6561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table:formula="of:=[.C84]/[.G84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5127.6996336999" calcext:value-type="float">
            <text:p>55127,70</text:p>
          </table:table-cell>
          <table:table-cell office:value-type="float" office:value="6829000000" calcext:value-type="float">
            <text:p>6829000000</text:p>
          </table:table-cell>
          <table:table-cell office:value-type="float" office:value="5928400000" calcext:value-type="float">
            <text:p>5928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table:formula="of:=[.C85]/[.G85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70324.4832140855" calcext:value-type="float">
            <text:p>70324,48</text:p>
          </table:table-cell>
          <table:table-cell office:value-type="float" office:value="5447000000" calcext:value-type="float">
            <text:p>5447000000</text:p>
          </table:table-cell>
          <table:table-cell office:value-type="float" office:value="5175200000" calcext:value-type="float">
            <text:p>51752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table:formula="of:=[.C86]/[.G86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53409.4816886202" calcext:value-type="float">
            <text:p>53409,48</text:p>
          </table:table-cell>
          <table:table-cell office:value-type="float" office:value="5231000000" calcext:value-type="float">
            <text:p>5231000000</text:p>
          </table:table-cell>
          <table:table-cell office:value-type="float" office:value="5222700000" calcext:value-type="float">
            <text:p>5222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table:formula="of:=[.C87]/[.G87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0421.3265259816" calcext:value-type="float">
            <text:p>50421,33</text:p>
          </table:table-cell>
          <table:table-cell office:value-type="float" office:value="5393000000" calcext:value-type="float">
            <text:p>5393000000</text:p>
          </table:table-cell>
          <table:table-cell office:value-type="float" office:value="5308900000" calcext:value-type="float">
            <text:p>530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table:formula="of:=[.C88]/[.G88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38749.3641163353" calcext:value-type="float">
            <text:p>38749,36</text:p>
          </table:table-cell>
          <table:table-cell office:value-type="float" office:value="5253000000" calcext:value-type="float">
            <text:p>5253000000</text:p>
          </table:table-cell>
          <table:table-cell office:value-type="float" office:value="5188900000" calcext:value-type="float">
            <text:p>518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table:formula="of:=[.C89]/[.G89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41461.1093326868" calcext:value-type="float">
            <text:p>41461,11</text:p>
          </table:table-cell>
          <table:table-cell office:value-type="float" office:value="6476700000" calcext:value-type="float">
            <text:p>6476700000</text:p>
          </table:table-cell>
          <table:table-cell office:value-type="float" office:value="5658300000" calcext:value-type="float">
            <text:p>5658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table:formula="of:=[.C90]/[.G90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45222.0948512063" calcext:value-type="float">
            <text:p>45222,09</text:p>
          </table:table-cell>
          <table:table-cell office:value-type="float" office:value="7178000000" calcext:value-type="float">
            <text:p>7178000000</text:p>
          </table:table-cell>
          <table:table-cell office:value-type="float" office:value="5890400000" calcext:value-type="float">
            <text:p>5890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table:formula="of:=[.C91]/[.G91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40882.5919428776" calcext:value-type="float">
            <text:p>40882,59</text:p>
          </table:table-cell>
          <table:table-cell office:value-type="float" office:value="7288000000" calcext:value-type="float">
            <text:p>7288000000</text:p>
          </table:table-cell>
          <table:table-cell office:value-type="float" office:value="6224100000" calcext:value-type="float">
            <text:p>6224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table:formula="of:=[.C92]/[.G92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43610.0052997822" calcext:value-type="float">
            <text:p>43610,01</text:p>
          </table:table-cell>
          <table:table-cell office:value-type="float" office:value="6723000000" calcext:value-type="float">
            <text:p>6723000000</text:p>
          </table:table-cell>
          <table:table-cell office:value-type="float" office:value="5907900000" calcext:value-type="float">
            <text:p>5907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table:formula="of:=[.C93]/[.G93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43164.9965028921" calcext:value-type="float">
            <text:p>43165,00</text:p>
          </table:table-cell>
          <table:table-cell office:value-type="float" office:value="6599000000" calcext:value-type="float">
            <text:p>6599000000</text:p>
          </table:table-cell>
          <table:table-cell office:value-type="float" office:value="5641300000" calcext:value-type="float">
            <text:p>5641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table:formula="of:=[.C94]/[.G94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40172.8282630615" calcext:value-type="float">
            <text:p>40172,83</text:p>
          </table:table-cell>
          <table:table-cell office:value-type="float" office:value="6016000000" calcext:value-type="float">
            <text:p>6016000000</text:p>
          </table:table-cell>
          <table:table-cell office:value-type="float" office:value="5499400000" calcext:value-type="float">
            <text:p>5499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table:formula="of:=[.C95]/[.G95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40181.5285471312" calcext:value-type="float">
            <text:p>40181,53</text:p>
          </table:table-cell>
          <table:table-cell office:value-type="float" office:value="5967000000" calcext:value-type="float">
            <text:p>5967000000</text:p>
          </table:table-cell>
          <table:table-cell office:value-type="float" office:value="5524100000" calcext:value-type="float">
            <text:p>5524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table:formula="of:=[.C96]/[.G96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34212.6590676695" calcext:value-type="float">
            <text:p>34212,66</text:p>
          </table:table-cell>
          <table:table-cell office:value-type="float" office:value="5279000000" calcext:value-type="float">
            <text:p>5279000000</text:p>
          </table:table-cell>
          <table:table-cell office:value-type="float" office:value="4766000000" calcext:value-type="float">
            <text:p>476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table:formula="of:=[.C97]/[.G97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40878.9020608005" calcext:value-type="float">
            <text:p>40878,90</text:p>
          </table:table-cell>
          <table:table-cell office:value-type="float" office:value="4573000000" calcext:value-type="float">
            <text:p>4573000000</text:p>
          </table:table-cell>
          <table:table-cell office:value-type="float" office:value="4491000000" calcext:value-type="float">
            <text:p>44910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table:formula="of:=[.C98]/[.G98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31221.9248803978" calcext:value-type="float">
            <text:p>31221,92</text:p>
          </table:table-cell>
          <table:table-cell office:value-type="float" office:value="3797000000" calcext:value-type="float">
            <text:p>3797000000</text:p>
          </table:table-cell>
          <table:table-cell office:value-type="float" office:value="4205000000" calcext:value-type="float">
            <text:p>420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table:formula="of:=[.C99]/[.G99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35628.5991113738" calcext:value-type="float">
            <text:p>35628,60</text:p>
          </table:table-cell>
          <table:table-cell office:value-type="float" office:value="3867000000" calcext:value-type="float">
            <text:p>3867000000</text:p>
          </table:table-cell>
          <table:table-cell office:value-type="float" office:value="3999000000" calcext:value-type="float">
            <text:p>399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table:formula="of:=[.C100]/[.G100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35950.6001543059" calcext:value-type="float">
            <text:p>35950,60</text:p>
          </table:table-cell>
          <table:table-cell office:value-type="float" office:value="4390000000" calcext:value-type="float">
            <text:p>4390000000</text:p>
          </table:table-cell>
          <table:table-cell office:value-type="float" office:value="5052000000" calcext:value-type="float">
            <text:p>50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table:formula="of:=[.C101]/[.G101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39358.4082254416" calcext:value-type="float">
            <text:p>39358,41</text:p>
          </table:table-cell>
          <table:table-cell office:value-type="float" office:value="5146000000" calcext:value-type="float">
            <text:p>5146000000</text:p>
          </table:table-cell>
          <table:table-cell office:value-type="float" office:value="4957000000" calcext:value-type="float">
            <text:p>495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table:formula="of:=[.C102]/[.G102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36868.8624535162" calcext:value-type="float">
            <text:p>36868,86</text:p>
          </table:table-cell>
          <table:table-cell office:value-type="float" office:value="5202000000" calcext:value-type="float">
            <text:p>5202000000</text:p>
          </table:table-cell>
          <table:table-cell office:value-type="float" office:value="4988000000" calcext:value-type="float">
            <text:p>498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table:formula="of:=[.C103]/[.G103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43299.6948026359" calcext:value-type="float">
            <text:p>43299,69</text:p>
          </table:table-cell>
          <table:table-cell office:value-type="float" office:value="6039000000" calcext:value-type="float">
            <text:p>6039000000</text:p>
          </table:table-cell>
          <table:table-cell office:value-type="float" office:value="5758000000" calcext:value-type="float">
            <text:p>575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table:formula="of:=[.C104]/[.G104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41184.980983837" calcext:value-type="float">
            <text:p>41184,98</text:p>
          </table:table-cell>
          <table:table-cell office:value-type="float" office:value="5567000000" calcext:value-type="float">
            <text:p>5567000000</text:p>
          </table:table-cell>
          <table:table-cell office:value-type="float" office:value="5665000000" calcext:value-type="float">
            <text:p>566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table:formula="of:=[.C105]/[.G105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38957.3818720549" calcext:value-type="float">
            <text:p>38957,38</text:p>
          </table:table-cell>
          <table:table-cell office:value-type="float" office:value="5131000000" calcext:value-type="float">
            <text:p>5131000000</text:p>
          </table:table-cell>
          <table:table-cell office:value-type="float" office:value="5438000000" calcext:value-type="float">
            <text:p>543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table:formula="of:=[.C106]/[.G106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792.5009437207" calcext:value-type="float">
            <text:p>43792,50</text:p>
          </table:table-cell>
          <table:table-cell office:value-type="float" office:value="5169000000" calcext:value-type="float">
            <text:p>5169000000</text:p>
          </table:table-cell>
          <table:table-cell office:value-type="float" office:value="5525000000" calcext:value-type="float">
            <text:p>5525000000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formula="of:=[.C107]/[.G107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44565.1143335081" calcext:value-type="float">
            <text:p>44565,11</text:p>
          </table:table-cell>
          <table:table-cell table:style-name="ce14" office:value-type="float" office:value="5032000000" calcext:value-type="float">
            <text:p>5032000000</text:p>
          </table:table-cell>
          <table:table-cell table:style-name="ce14" office:value-type="float" office:value="4940000000" calcext:value-type="float">
            <text:p>4940000000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table:formula="of:=[.C108]/[.G108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5012.1491298224" calcext:value-type="float">
            <text:p>45012,15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4741000000" calcext:value-type="float">
            <text:p>474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table:formula="of:=[.C109]/[.G109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43989.6065953368" calcext:value-type="float">
            <text:p>43989,61</text:p>
          </table:table-cell>
          <table:table-cell office:value-type="float" office:value="3411000000" calcext:value-type="float">
            <text:p>3411000000</text:p>
          </table:table-cell>
          <table:table-cell office:value-type="float" office:value="4521000000" calcext:value-type="float">
            <text:p>45210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table:formula="of:=[.C110]/[.G110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26849.6287008192" calcext:value-type="float">
            <text:p>26849,63</text:p>
          </table:table-cell>
          <table:table-cell office:value-type="float" office:value="3875000000" calcext:value-type="float">
            <text:p>3875000000</text:p>
          </table:table-cell>
          <table:table-cell office:value-type="float" office:value="4052000000" calcext:value-type="float">
            <text:p>40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table:formula="of:=[.C111]/[.G111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41330.2085614486" calcext:value-type="float">
            <text:p>41330,21</text:p>
          </table:table-cell>
          <table:table-cell office:value-type="float" office:value="4143000000" calcext:value-type="float">
            <text:p>4143000000</text:p>
          </table:table-cell>
          <table:table-cell office:value-type="float" office:value="4034000000" calcext:value-type="float">
            <text:p>4034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table:formula="of:=[.C112]/[.G112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43639.2500159036" calcext:value-type="float">
            <text:p>43639,25</text:p>
          </table:table-cell>
          <table:table-cell office:value-type="float" office:value="4424000000" calcext:value-type="float">
            <text:p>4424000000</text:p>
          </table:table-cell>
          <table:table-cell office:value-type="float" office:value="4698000000" calcext:value-type="float">
            <text:p>469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table:formula="of:=[.C113]/[.G113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46006.7742263535" calcext:value-type="float">
            <text:p>46006,77</text:p>
          </table:table-cell>
          <table:table-cell office:value-type="float" office:value="4743000000" calcext:value-type="float">
            <text:p>4743000000</text:p>
          </table:table-cell>
          <table:table-cell office:value-type="float" office:value="4371000000" calcext:value-type="float">
            <text:p>437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table:formula="of:=[.C114]/[.G114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46215.7801477009" calcext:value-type="float">
            <text:p>46215,78</text:p>
          </table:table-cell>
          <table:table-cell office:value-type="float" office:value="5371000000" calcext:value-type="float">
            <text:p>5371000000</text:p>
          </table:table-cell>
          <table:table-cell office:value-type="float" office:value="4886000000" calcext:value-type="float">
            <text:p>488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table:formula="of:=[.C115]/[.G115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40849.4525720497" calcext:value-type="float">
            <text:p>40849,45</text:p>
          </table:table-cell>
          <table:table-cell office:value-type="float" office:value="5285000000" calcext:value-type="float">
            <text:p>5285000000</text:p>
          </table:table-cell>
          <table:table-cell office:value-type="float" office:value="5112000000" calcext:value-type="float">
            <text:p>511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table:formula="of:=[.C116]/[.G116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44300.1126363774" calcext:value-type="float">
            <text:p>44300,11</text:p>
          </table:table-cell>
          <table:table-cell office:value-type="float" office:value="4980000000" calcext:value-type="float">
            <text:p>4980000000</text:p>
          </table:table-cell>
          <table:table-cell office:value-type="float" office:value="4649000000" calcext:value-type="float">
            <text:p>464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table:formula="of:=[.C117]/[.G117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1797.6144198647" calcext:value-type="float">
            <text:p>51797,61</text:p>
          </table:table-cell>
          <table:table-cell office:value-type="float" office:value="5759000000" calcext:value-type="float">
            <text:p>5759000000</text:p>
          </table:table-cell>
          <table:table-cell office:value-type="float" office:value="5051000000" calcext:value-type="float">
            <text:p>505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table:formula="of:=[.C118]/[.G118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46678.7700531013" calcext:value-type="float">
            <text:p>46678,77</text:p>
          </table:table-cell>
          <table:table-cell office:value-type="float" office:value="5018000000" calcext:value-type="float">
            <text:p>5018000000</text:p>
          </table:table-cell>
          <table:table-cell office:value-type="float" office:value="4679000000" calcext:value-type="float">
            <text:p>467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table:formula="of:=[.C119]/[.G119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45579.0322941937" calcext:value-type="float">
            <text:p>45579,03</text:p>
          </table:table-cell>
          <table:table-cell office:value-type="float" office:value="4711000000" calcext:value-type="float">
            <text:p>4711000000</text:p>
          </table:table-cell>
          <table:table-cell office:value-type="float" office:value="4829000000" calcext:value-type="float">
            <text:p>482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table:formula="of:=[.C120]/[.G120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0587.4024602447" calcext:value-type="float">
            <text:p>50587,40</text:p>
          </table:table-cell>
          <table:table-cell office:value-type="float" office:value="4836000000" calcext:value-type="float">
            <text:p>4836000000</text:p>
          </table:table-cell>
          <table:table-cell office:value-type="float" office:value="4721000000" calcext:value-type="float">
            <text:p>472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55554.8504364005" calcext:value-type="float">
            <text:p>55554,85</text:p>
          </table:table-cell>
          <table:table-cell office:value-type="float" office:value="4587000000" calcext:value-type="float">
            <text:p>4587000000</text:p>
          </table:table-cell>
          <table:table-cell office:value-type="float" office:value="4526000000" calcext:value-type="float">
            <text:p>4526000000</text:p>
          </table:table-cell>
          <table:table-cell table:number-columns-repeated="1012"/>
        </table:table-row>
        <table:table-row table:style-name="ro2">
          <table:table-cell table:style-name="ce2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42862.396773324" calcext:value-type="float">
            <text:p>42862,40</text:p>
          </table:table-cell>
          <table:table-cell office:value-type="float" office:value="4252000000" calcext:value-type="float">
            <text:p>4252000000</text:p>
          </table:table-cell>
          <table:table-cell office:value-type="float" office:value="4340000000" calcext:value-type="float">
            <text:p>434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47545.2437294907" calcext:value-type="float">
            <text:p>47545,24</text:p>
          </table:table-cell>
          <table:table-cell office:value-type="float" office:value="3888000000" calcext:value-type="float">
            <text:p>3888000000</text:p>
          </table:table-cell>
          <table:table-cell office:value-type="float" office:value="4010000000" calcext:value-type="float">
            <text:p>401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56704.7866085306" calcext:value-type="float">
            <text:p>56704,79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9032.4633196279" calcext:value-type="float">
            <text:p>49032,46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59418.1967922844" calcext:value-type="float">
            <text:p>59418,20</text:p>
          </table:table-cell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</text:p>
          </table:table-cell>
          <table:table-cell table:style-name="Default" office:value-type="float" office:value="1.67469183405575" calcext:value-type="float">
            <text:p>1,6746918341</text:p>
          </table:table-cell>
          <table:table-cell table:style-name="Default" office:value-type="float" office:value="1.65930774004313" calcext:value-type="float">
            <text:p>1,65930774</text:p>
          </table:table-cell>
          <table:table-cell table:style-name="Default" office:value-type="float" office:value="1.58828414647194" calcext:value-type="float">
            <text:p>1,5882841465</text:p>
          </table:table-cell>
          <table:table-cell table:style-name="Default" office:value-type="float" office:value="1.59486403518803" calcext:value-type="float">
            <text:p>1,5948640352</text:p>
          </table:table-cell>
          <table:table-cell table:style-name="Default" office:value-type="float" office:value="1.49903466508966" calcext:value-type="float">
            <text:p>1,4990346651</text:p>
          </table:table-cell>
          <table:table-cell table:style-name="Default" office:value-type="float" office:value="1.64072146985664" calcext:value-type="float">
            <text:p>1,6407214699</text:p>
          </table:table-cell>
          <table:table-cell office:value-type="float" office:value="1.30268651129997" calcext:value-type="float">
            <text:p>1,3026865113</text:p>
          </table:table-cell>
          <table:table-cell office:value-type="float" office:value="1.04335137107071" calcext:value-type="float">
            <text:p>1,0433513711</text:p>
          </table:table-cell>
          <table:table-cell table:formula="of:=MEDIAN([.C129:.L129])" office:value-type="float" office:value="1.59486403518803" calcext:value-type="float">
            <text:p>1,5948640352</text:p>
          </table:table-cell>
          <table:table-cell table:formula="of:=[.M129]*[.$M$142]" office:value-type="float" office:value="1.59778745836776" calcext:value-type="float">
            <text:p>1,5977874584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9</text:p>
          </table:table-cell>
          <table:table-cell table:style-name="Default" office:value-type="float" office:value="0.888947705066279" calcext:value-type="float">
            <text:p>0,8889477051</text:p>
          </table:table-cell>
          <table:table-cell table:style-name="Default" office:value-type="float" office:value="0.930284740124922" calcext:value-type="float">
            <text:p>0,9302847401</text:p>
          </table:table-cell>
          <table:table-cell table:style-name="Default" office:value-type="float" office:value="0.922165550379411" calcext:value-type="float">
            <text:p>0,9221655504</text:p>
          </table:table-cell>
          <table:table-cell table:style-name="Default" office:value-type="float" office:value="0.802323389641579" calcext:value-type="float">
            <text:p>0,8023233896</text:p>
          </table:table-cell>
          <table:table-cell table:style-name="Default" office:value-type="float" office:value="0.865281856471877" calcext:value-type="float">
            <text:p>0,8652818565</text:p>
          </table:table-cell>
          <table:table-cell table:style-name="Default" office:value-type="float" office:value="0.888470960876989" calcext:value-type="float">
            <text:p>0,8884709609</text:p>
          </table:table-cell>
          <table:table-cell office:value-type="float" office:value="0.834533415348989" calcext:value-type="float">
            <text:p>0,8345334153</text:p>
          </table:table-cell>
          <table:table-cell office:value-type="float" office:value="0.879677426104215" calcext:value-type="float">
            <text:p>0,8796774261</text:p>
          </table:table-cell>
          <table:table-cell table:formula="of:=MEDIAN([.C130:.L130])" office:value-type="float" office:value="0.888470960876989" calcext:value-type="float">
            <text:p>0,8884709609</text:p>
          </table:table-cell>
          <table:table-cell table:formula="of:=[.M130]*[.$M$142]" office:value-type="float" office:value="0.890099548984967" calcext:value-type="float">
            <text:p>0,890099549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3</text:p>
          </table:table-cell>
          <table:table-cell table:style-name="Default" office:value-type="float" office:value="0.927931469358752" calcext:value-type="float">
            <text:p>0,9279314694</text:p>
          </table:table-cell>
          <table:table-cell table:style-name="Default" office:value-type="float" office:value="1.11711511362105" calcext:value-type="float">
            <text:p>1,1171151136</text:p>
          </table:table-cell>
          <table:table-cell table:style-name="Default" office:value-type="float" office:value="1.00431750889703" calcext:value-type="float">
            <text:p>1,0043175089</text:p>
          </table:table-cell>
          <table:table-cell table:style-name="Default" office:value-type="float" office:value="1.13398522864933" calcext:value-type="float">
            <text:p>1,1339852286</text:p>
          </table:table-cell>
          <table:table-cell table:style-name="Default" office:value-type="float" office:value="1.00881445863041" calcext:value-type="float">
            <text:p>1,0088144586</text:p>
          </table:table-cell>
          <table:table-cell table:style-name="Default" office:value-type="float" office:value="0.79559296295698" calcext:value-type="float">
            <text:p>0,795592963</text:p>
          </table:table-cell>
          <table:table-cell office:value-type="float" office:value="0.952249742228463" calcext:value-type="float">
            <text:p>0,9522497422</text:p>
          </table:table-cell>
          <table:table-cell office:value-type="float" office:value="1.03274972436604" calcext:value-type="float">
            <text:p>1,0327497244</text:p>
          </table:table-cell>
          <table:table-cell table:formula="of:=MEDIAN([.C131:.L131])" office:value-type="float" office:value="1.00431750889703" calcext:value-type="float">
            <text:p>1,0043175089</text:p>
          </table:table-cell>
          <table:table-cell table:formula="of:=[.M131]*[.$M$142]" office:value-type="float" office:value="1.00615844644439" calcext:value-type="float">
            <text:p>1,006158446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6</text:p>
          </table:table-cell>
          <table:table-cell table:style-name="Default" office:value-type="float" office:value="0.937957072470881" calcext:value-type="float">
            <text:p>0,9379570725</text:p>
          </table:table-cell>
          <table:table-cell table:style-name="Default" office:value-type="float" office:value="0.979798581355767" calcext:value-type="float">
            <text:p>0,9797985814</text:p>
          </table:table-cell>
          <table:table-cell table:style-name="Default" office:value-type="float" office:value="0.930229935291049" calcext:value-type="float">
            <text:p>0,9302299353</text:p>
          </table:table-cell>
          <table:table-cell table:style-name="Default" office:value-type="float" office:value="0.840464856852512" calcext:value-type="float">
            <text:p>0,8404648569</text:p>
          </table:table-cell>
          <table:table-cell table:style-name="Default" office:value-type="float" office:value="1.05960157960983" calcext:value-type="float">
            <text:p>1,0596015796</text:p>
          </table:table-cell>
          <table:table-cell table:style-name="Default" office:value-type="float" office:value="0.863421076359239" calcext:value-type="float">
            <text:p>0,8634210764</text:p>
          </table:table-cell>
          <table:table-cell office:value-type="float" office:value="1.00776680035215" calcext:value-type="float">
            <text:p>1,0077668004</text:p>
          </table:table-cell>
          <table:table-cell office:value-type="float" office:value="1.05780323126563" calcext:value-type="float">
            <text:p>1,0578032313</text:p>
          </table:table-cell>
          <table:table-cell table:formula="of:=MEDIAN([.C132:.L132])" office:value-type="float" office:value="0.979798581355767" calcext:value-type="float">
            <text:p>0,9797985814</text:p>
          </table:table-cell>
          <table:table-cell table:formula="of:=[.M132]*[.$M$142]" office:value-type="float" office:value="0.981594575133927" calcext:value-type="float">
            <text:p>0,9815945751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1</text:p>
          </table:table-cell>
          <table:table-cell table:style-name="Default" office:value-type="float" office:value="0.954287858743077" calcext:value-type="float">
            <text:p>0,9542878587</text:p>
          </table:table-cell>
          <table:table-cell table:style-name="Default" office:value-type="float" office:value="0.945946720254733" calcext:value-type="float">
            <text:p>0,9459467203</text:p>
          </table:table-cell>
          <table:table-cell table:style-name="Default" office:value-type="float" office:value="0.931948513693272" calcext:value-type="float">
            <text:p>0,9319485137</text:p>
          </table:table-cell>
          <table:table-cell table:style-name="Default" office:value-type="float" office:value="1.08895041965908" calcext:value-type="float">
            <text:p>1,0889504197</text:p>
          </table:table-cell>
          <table:table-cell table:style-name="Default" office:value-type="float" office:value="1.19732319668586" calcext:value-type="float">
            <text:p>1,1973231967</text:p>
          </table:table-cell>
          <table:table-cell table:style-name="Default" office:value-type="float" office:value="0.953557082505862" calcext:value-type="float">
            <text:p>0,9535570825</text:p>
          </table:table-cell>
          <table:table-cell office:value-type="float" office:value="0.906330855245607" calcext:value-type="float">
            <text:p>0,9063308552</text:p>
          </table:table-cell>
          <table:table-cell office:value-type="float" office:value="1.02928626616607" calcext:value-type="float">
            <text:p>1,0292862662</text:p>
          </table:table-cell>
          <table:table-cell table:formula="of:=MEDIAN([.C133:.L133])" office:value-type="float" office:value="0.954287858743077" calcext:value-type="float">
            <text:p>0,9542878587</text:p>
          </table:table-cell>
          <table:table-cell table:formula="of:=[.M133]*[.$M$142]" office:value-type="float" office:value="0.956037090768402" calcext:value-type="float">
            <text:p>0,956037090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4</text:p>
          </table:table-cell>
          <table:table-cell table:style-name="Default" office:value-type="float" office:value="1.0156775154489" calcext:value-type="float">
            <text:p>1,0156775154</text:p>
          </table:table-cell>
          <table:table-cell table:style-name="Default" office:value-type="float" office:value="0.963852051926466" calcext:value-type="float">
            <text:p>0,9638520519</text:p>
          </table:table-cell>
          <table:table-cell table:style-name="Default" office:value-type="float" office:value="1.07869938983382" calcext:value-type="float">
            <text:p>1,0786993898</text:p>
          </table:table-cell>
          <table:table-cell table:style-name="Default" office:value-type="float" office:value="1.01485767797569" calcext:value-type="float">
            <text:p>1,014857678</text:p>
          </table:table-cell>
          <table:table-cell table:style-name="Default" office:value-type="float" office:value="0.932819502661848" calcext:value-type="float">
            <text:p>0,9328195027</text:p>
          </table:table-cell>
          <table:table-cell table:style-name="Default" office:value-type="float" office:value="0.897703553016686" calcext:value-type="float">
            <text:p>0,897703553</text:p>
          </table:table-cell>
          <table:table-cell office:value-type="float" office:value="1.06303544320157" calcext:value-type="float">
            <text:p>1,0630354432</text:p>
          </table:table-cell>
          <table:table-cell office:value-type="float" office:value="0.909469072882993" calcext:value-type="float">
            <text:p>0,9094690729</text:p>
          </table:table-cell>
          <table:table-cell table:formula="of:=MEDIAN([.C134:.L134])" office:value-type="float" office:value="0.963852051926466" calcext:value-type="float">
            <text:p>0,9638520519</text:p>
          </table:table-cell>
          <table:table-cell table:formula="of:=[.M134]*[.$M$142]" office:value-type="float" office:value="0.965618815342199" calcext:value-type="float">
            <text:p>0,965618815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</text:p>
          </table:table-cell>
          <table:table-cell table:style-name="Default" office:value-type="float" office:value="1.08624539743348" calcext:value-type="float">
            <text:p>1,0862453974</text:p>
          </table:table-cell>
          <table:table-cell table:style-name="Default" office:value-type="float" office:value="1.02987824788916" calcext:value-type="float">
            <text:p>1,0298782479</text:p>
          </table:table-cell>
          <table:table-cell table:style-name="Default" office:value-type="float" office:value="1.00180183994852" calcext:value-type="float">
            <text:p>1,0018018399</text:p>
          </table:table-cell>
          <table:table-cell table:style-name="Default" office:value-type="float" office:value="1.08245176590185" calcext:value-type="float">
            <text:p>1,0824517659</text:p>
          </table:table-cell>
          <table:table-cell table:style-name="Default" office:value-type="float" office:value="1.1100128921358" calcext:value-type="float">
            <text:p>1,1100128921</text:p>
          </table:table-cell>
          <table:table-cell table:style-name="Default" office:value-type="float" office:value="1.13382064404252" calcext:value-type="float">
            <text:p>1,133820644</text:p>
          </table:table-cell>
          <table:table-cell office:value-type="float" office:value="1.14601929252228" calcext:value-type="float">
            <text:p>1,1460192925</text:p>
          </table:table-cell>
          <table:table-cell office:value-type="float" office:value="1.07875351149458" calcext:value-type="float">
            <text:p>1,0787535115</text:p>
          </table:table-cell>
          <table:table-cell table:formula="of:=MEDIAN([.C135:.L135])" office:value-type="float" office:value="1.08624539743348" calcext:value-type="float">
            <text:p>1,0862453974</text:p>
          </table:table-cell>
          <table:table-cell table:formula="of:=[.M135]*[.$M$142]" office:value-type="float" office:value="1.08823651072193" calcext:value-type="float">
            <text:p>1,088236510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3</text:p>
          </table:table-cell>
          <table:table-cell table:style-name="Default" office:value-type="float" office:value="0.985177309400213" calcext:value-type="float">
            <text:p>0,9851773094</text:p>
          </table:table-cell>
          <table:table-cell table:style-name="Default" office:value-type="float" office:value="0.967351727677594" calcext:value-type="float">
            <text:p>0,9673517277</text:p>
          </table:table-cell>
          <table:table-cell table:style-name="Default" office:value-type="float" office:value="1.11978618287843" calcext:value-type="float">
            <text:p>1,1197861829</text:p>
          </table:table-cell>
          <table:table-cell table:style-name="Default" office:value-type="float" office:value="1.08950928020657" calcext:value-type="float">
            <text:p>1,0895092802</text:p>
          </table:table-cell>
          <table:table-cell table:style-name="Default" office:value-type="float" office:value="1.04496605091421" calcext:value-type="float">
            <text:p>1,0449660509</text:p>
          </table:table-cell>
          <table:table-cell table:style-name="Default" office:value-type="float" office:value="1.13660333304392" calcext:value-type="float">
            <text:p>1,136603333</text:p>
          </table:table-cell>
          <table:table-cell office:value-type="float" office:value="1.0468937995561" calcext:value-type="float">
            <text:p>1,0468937996</text:p>
          </table:table-cell>
          <table:table-cell office:value-type="float" office:value="1.18135740341734" calcext:value-type="float">
            <text:p>1,1813574034</text:p>
          </table:table-cell>
          <table:table-cell table:formula="of:=MEDIAN([.C136:.L136])" office:value-type="float" office:value="1.0468937995561" calcext:value-type="float">
            <text:p>1,0468937996</text:p>
          </table:table-cell>
          <table:table-cell table:formula="of:=[.M136]*[.$M$142]" office:value-type="float" office:value="1.04881278044275" calcext:value-type="float">
            <text:p>1,048812780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3</text:p>
          </table:table-cell>
          <table:table-cell table:style-name="Default" office:value-type="float" office:value="1.03425672252463" calcext:value-type="float">
            <text:p>1,0342567225</text:p>
          </table:table-cell>
          <table:table-cell table:style-name="Default" office:value-type="float" office:value="1.10180607180776" calcext:value-type="float">
            <text:p>1,1018060718</text:p>
          </table:table-cell>
          <table:table-cell table:style-name="Default" office:value-type="float" office:value="1.17296276248417" calcext:value-type="float">
            <text:p>1,1729627625</text:p>
          </table:table-cell>
          <table:table-cell table:style-name="Default" office:value-type="float" office:value="0.915557265066849" calcext:value-type="float">
            <text:p>0,9155572651</text:p>
          </table:table-cell>
          <table:table-cell table:style-name="Default" office:value-type="float" office:value="1.08929923806353" calcext:value-type="float">
            <text:p>1,0892992381</text:p>
          </table:table-cell>
          <table:table-cell table:style-name="Default" office:value-type="float" office:value="1.14824460615345" calcext:value-type="float">
            <text:p>1,1482446062</text:p>
          </table:table-cell>
          <table:table-cell office:value-type="float" office:value="1.23912535202664" calcext:value-type="float">
            <text:p>1,239125352</text:p>
          </table:table-cell>
          <table:table-cell office:value-type="float" office:value="1.11739003371515" calcext:value-type="float">
            <text:p>1,1173900337</text:p>
          </table:table-cell>
          <table:table-cell table:formula="of:=MEDIAN([.C137:.L137])" office:value-type="float" office:value="1.11739003371515" calcext:value-type="float">
            <text:p>1,1173900337</text:p>
          </table:table-cell>
          <table:table-cell table:formula="of:=[.M137]*[.$M$142]" office:value-type="float" office:value="1.11943823585232" calcext:value-type="float">
            <text:p>1,1194382359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2</text:p>
          </table:table-cell>
          <table:table-cell table:style-name="Default" office:value-type="float" office:value="0.877736657439982" calcext:value-type="float">
            <text:p>0,8777366574</text:p>
          </table:table-cell>
          <table:table-cell table:style-name="Default" office:value-type="float" office:value="0.866840864655472" calcext:value-type="float">
            <text:p>0,8668408647</text:p>
          </table:table-cell>
          <table:table-cell table:style-name="Default" office:value-type="float" office:value="0.992344284282787" calcext:value-type="float">
            <text:p>0,9923442843</text:p>
          </table:table-cell>
          <table:table-cell table:style-name="Default" office:value-type="float" office:value="0.968505885263865" calcext:value-type="float">
            <text:p>0,9685058853</text:p>
          </table:table-cell>
          <table:table-cell table:style-name="Default" office:value-type="float" office:value="1.14871319753696" calcext:value-type="float">
            <text:p>1,1487131975</text:p>
          </table:table-cell>
          <table:table-cell table:style-name="Default" office:value-type="float" office:value="1.02528981477521" calcext:value-type="float">
            <text:p>1,0252898148</text:p>
          </table:table-cell>
          <table:table-cell office:value-type="float" office:value="1.10329914792418" calcext:value-type="float">
            <text:p>1,1032991479</text:p>
          </table:table-cell>
          <table:table-cell office:value-type="float" office:value="0.955248317903133" calcext:value-type="float">
            <text:p>0,9552483179</text:p>
          </table:table-cell>
          <table:table-cell table:formula="of:=MEDIAN([.C138:.L138])" office:value-type="float" office:value="0.992344284282787" calcext:value-type="float">
            <text:p>0,9923442843</text:p>
          </table:table-cell>
          <table:table-cell table:formula="of:=[.M138]*[.$M$142]" office:value-type="float" office:value="0.994163274628637" calcext:value-type="float">
            <text:p>0,994163274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2</text:p>
          </table:table-cell>
          <table:table-cell table:style-name="Default" office:value-type="float" office:value="0.821239182630024" calcext:value-type="float">
            <text:p>0,8212391826</text:p>
          </table:table-cell>
          <table:table-cell table:style-name="Default" office:value-type="float" office:value="0.894041478144567" calcext:value-type="float">
            <text:p>0,8940414781</text:p>
          </table:table-cell>
          <table:table-cell table:style-name="Default" office:value-type="float" office:value="0.909071180074982" calcext:value-type="float">
            <text:p>0,9090711801</text:p>
          </table:table-cell>
          <table:table-cell table:style-name="Default" office:value-type="float" office:value="0.763657847608146" calcext:value-type="float">
            <text:p>0,7636578476</text:p>
          </table:table-cell>
          <table:table-cell table:style-name="Default" office:value-type="float" office:value="0.827503791050857" calcext:value-type="float">
            <text:p>0,8275037911</text:p>
          </table:table-cell>
          <table:table-cell table:style-name="Default" office:value-type="float" office:value="0.735880998454104" calcext:value-type="float">
            <text:p>0,7358809985</text:p>
          </table:table-cell>
          <table:table-cell office:value-type="float" office:value="0.914583558851584" calcext:value-type="float">
            <text:p>0,9145835589</text:p>
          </table:table-cell>
          <table:table-cell office:value-type="float" office:value="0.872154807582327" calcext:value-type="float">
            <text:p>0,8721548076</text:p>
          </table:table-cell>
          <table:table-cell table:formula="of:=MEDIAN([.C139:.L139])" office:value-type="float" office:value="0.827503791050857" calcext:value-type="float">
            <text:p>0,8275037911</text:p>
          </table:table-cell>
          <table:table-cell table:formula="of:=[.M139]*[.$M$142]" office:value-type="float" office:value="0.829020624906723" calcext:value-type="float">
            <text:p>0,8290206249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</text:p>
          </table:table-cell>
          <table:table-cell table:style-name="Default" office:value-type="float" office:value="0.509272341728373" calcext:value-type="float">
            <text:p>0,5092723417</text:p>
          </table:table-cell>
          <table:table-cell table:style-name="Default" office:value-type="float" office:value="0.6396701947764" calcext:value-type="float">
            <text:p>0,6396701948</text:p>
          </table:table-cell>
          <table:table-cell table:style-name="Default" office:value-type="float" office:value="0.522075661474617" calcext:value-type="float">
            <text:p>0,5220756615</text:p>
          </table:table-cell>
          <table:table-cell table:style-name="Default" office:value-type="float" office:value="0.48528850352157" calcext:value-type="float">
            <text:p>0,4852885035</text:p>
          </table:table-cell>
          <table:table-cell table:style-name="Default" office:value-type="float" office:value="0.688127116371596" calcext:value-type="float">
            <text:p>0,6881271164</text:p>
          </table:table-cell>
          <table:table-cell table:style-name="Default" office:value-type="float" office:value="0.558142570302965" calcext:value-type="float">
            <text:p>0,5581425703</text:p>
          </table:table-cell>
          <table:table-cell office:value-type="float" office:value="0.560148347122529" calcext:value-type="float">
            <text:p>0,5601483471</text:p>
          </table:table-cell>
          <table:table-cell/>
          <table:table-cell table:formula="of:=MEDIAN([.C140:.L140])" office:value-type="float" office:value="0.522075661474617" calcext:value-type="float">
            <text:p>0,5220756615</text:p>
          </table:table-cell>
          <table:table-cell table:formula="of:=[.M140]*[.$M$142]" office:value-type="float" office:value="0.523032638405977" calcext:value-type="float">
            <text:p>0,5230326384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29:.M140])" office:value-type="float" office:value="11.9780439645003" calcext:value-type="float">
            <text:p>11,9780439645</text:p>
          </table:table-cell>
          <table:table-cell table:formula="of:=SUM([.N129:.N14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41]" office:value-type="float" office:value="1.0018330234523" calcext:value-type="float">
            <text:p>1,0018330235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 draw:notify-on-update-of-ranges="Datos.D8:Datos.D1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 draw:notify-on-update-of-ranges="Datos.E1:Datos.E7 Datos.E8:Datos.E1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 draw:notify-on-update-of-ranges="Datos.C2:Datos.C2 Datos.C3:Datos.C1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212.91mm" svg:height="133.71mm" svg:x="237.93mm" svg:y="160.56mm">
            <loext:p draw:notify-on-update-of-ranges="Datos.C1:Datos.C1 Datos.C2:Datos.C123 Datos.K1:Datos.K1 Datos.K2:Datos.K1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43.9mm" svg:y="97.84mm">
            <loext:p draw:notify-on-update-of-ranges="Datos.J1:Datos.J1 Datos.J2:Datos.J1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 draw:notify-on-update-of-ranges="Desetacionalizadas.A1:Desetacionalizadas.A1 Desetacionalizadas.A2:Desetacionalizadas.A1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 draw:notify-on-update-of-ranges="Desetacionalizadas.B1:Desetacionalizadas.B2 Desetacionalizadas.B3:Desetacionalizadas.B1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 draw:notify-on-update-of-ranges="Desetacionalizadas.C1:Desetacionalizadas.C2 Desetacionalizadas.C3:Desetacionalizadas.C1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1"/>
        <table:table-column table:style-name="co1" table:default-cell-style-name="Default"/>
        <table:table-column table:style-name="co1" table:default-cell-style-name="ce16"/>
        <table:table-row table:style-name="ro3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43" calcext:value-type="float">
            <text:p>-7988,7451846694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0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18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2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85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3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533" calcext:value-type="float">
            <text:p>-981,8427279075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201" calcext:value-type="float">
            <text:p>773,9237819572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74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4" calcext:value-type="float">
            <text:p>-1619,088051906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4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09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33" calcext:value-type="float">
            <text:p>-6146,8578802503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39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5" calcext:value-type="float">
            <text:p>-3775,3052150989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19" calcext:value-type="float">
            <text:p>779,2534739309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2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6" calcext:value-type="float">
            <text:p>-6028,069482013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04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36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6" calcext:value-type="float">
            <text:p>-2972,0853257982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45" calcext:value-type="float">
            <text:p>648,1180894626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44" calcext:value-type="float">
            <text:p>1278,7617988854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6" calcext:value-type="float">
            <text:p>2070,8141882019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18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09" calcext:value-type="float">
            <text:p>-1609,7478482081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1061" calcext:value-type="float">
            <text:p>150,0566536711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828" calcext:value-type="float">
            <text:p>-673,9683033378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6" calcext:value-type="float">
            <text:p>4452,2771310432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673" calcext:value-type="float">
            <text:p>-65,6171089862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1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579" calcext:value-type="float">
            <text:p>978,0029597776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28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19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377" calcext:value-type="float">
            <text:p>485,7113345884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17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39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17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79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2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7" calcext:value-type="float">
            <text:p>-9715,995910566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5" calcext:value-type="float">
            <text:p>3384,8840997717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335" calcext:value-type="float">
            <text:p>-412,1470426303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" calcext:value-type="float">
            <text:p>-1332,3842512192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29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18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8" calcext:value-type="float">
            <text:p>-10313,8588589038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073" calcext:value-type="float">
            <text:p>-683,9127036181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59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1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613" calcext:value-type="float">
            <text:p>-109,8403267716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32" calcext:value-type="float">
            <text:p>-5564,1593327413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3" calcext:value-type="float">
            <text:p>-15796,7704938023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2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49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7" calcext:value-type="float">
            <text:p>-11756,1546743947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24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25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69" calcext:value-type="float">
            <text:p>842,276826951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6" calcext:value-type="float">
            <text:p>957,2232910649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4" calcext:value-type="float">
            <text:p>2431,0528201002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4" calcext:value-type="float">
            <text:p>2566,7187631912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62" calcext:value-type="float">
            <text:p>5702,4794348996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1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8" calcext:value-type="float">
            <text:p>-1437,0984652383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43" calcext:value-type="float">
            <text:p>-2253,9098890794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6" calcext:value-type="float">
            <text:p>-10971,1009124646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7" calcext:value-type="float">
            <text:p>15196,7835803857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57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6" calcext:value-type="float">
            <text:p>2711,7452163516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48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7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7" calcext:value-type="float">
            <text:p>2727,4133569046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2" calcext:value-type="float">
            <text:p>-445,0087968901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5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64411" calcext:value-type="float">
            <text:p>8,7002840696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2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6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598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63" calcext:value-type="float">
            <text:p>322,0010429322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68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66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82" calcext:value-type="float">
            <text:p>-2114,7138187988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7" calcext:value-type="float">
            <text:p>-2227,5991117822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8" calcext:value-type="float">
            <text:p>4835,1190716659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322" calcext:value-type="float">
            <text:p>772,6133897873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58" calcext:value-type="float">
            <text:p>447,0347963144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58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7" calcext:value-type="float">
            <text:p>-17139,9778945177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03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6" calcext:value-type="float">
            <text:p>2367,52421045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314" calcext:value-type="float">
            <text:p>209,0059213473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12" calcext:value-type="float">
            <text:p>-5366,3275756511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68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1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6" calcext:value-type="float">
            <text:p>-5118,8443667635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58" calcext:value-type="float">
            <text:p>-1099,7377589076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6" calcext:value-type="float">
            <text:p>5008,370166051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75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64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7" calcext:value-type="float">
            <text:p>9159,54287904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3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52.86mm" svg:y="3.51mm">
            <loext:p draw:notify-on-update-of-ranges="'Indice ventas'.B1:'Indice ventas'.B1 'Indice ventas'.B2:'Indice ventas'.B1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76.38mm" svg:height="117.14mm" svg:x="52.37mm" svg:y="110.39mm">
            <loext:p draw:notify-on-update-of-ranges="Datos.C1:Datos.C1 Datos.C7:Datos.C126 Datos.G1:Datos.G1 Datos.G7:Datos.G1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1"/>
        <table:table-row table:style-name="ro2"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82587" calcext:value-type="float">
            <text:p>82587</text:p>
          </table:table-cell>
          <table:table-cell table:formula="of:=[.A2]/[.$A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8897" calcext:value-type="float">
            <text:p>38897</text:p>
          </table:table-cell>
          <table:table-cell table:formula="of:=[.A3]/[.$A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47109" calcext:value-type="float">
            <text:p>47109</text:p>
          </table:table-cell>
          <table:table-cell table:formula="of:=[.A4]/[.$A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0930" calcext:value-type="float">
            <text:p>40930</text:p>
          </table:table-cell>
          <table:table-cell table:formula="of:=[.A5]/[.$A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35113" calcext:value-type="float">
            <text:p>35113</text:p>
          </table:table-cell>
          <table:table-cell table:formula="of:=[.A6]/[.$A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31598" calcext:value-type="float">
            <text:p>31598</text:p>
          </table:table-cell>
          <table:table-cell table:formula="of:=[.A7]/[.$A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37727" calcext:value-type="float">
            <text:p>37727</text:p>
          </table:table-cell>
          <table:table-cell table:formula="of:=[.A8]/[.$A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40993" calcext:value-type="float">
            <text:p>40993</text:p>
          </table:table-cell>
          <table:table-cell table:formula="of:=[.A9]/[.$A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36563" calcext:value-type="float">
            <text:p>36563</text:p>
          </table:table-cell>
          <table:table-cell table:formula="of:=[.A10]/[.$A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36614" calcext:value-type="float">
            <text:p>36614</text:p>
          </table:table-cell>
          <table:table-cell table:formula="of:=[.A11]/[.$A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29718" calcext:value-type="float">
            <text:p>29718</text:p>
          </table:table-cell>
          <table:table-cell table:formula="of:=[.A12]/[.$A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9154" calcext:value-type="float">
            <text:p>19154</text:p>
          </table:table-cell>
          <table:table-cell table:formula="of:=[.A13]/[.$A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65294" calcext:value-type="float">
            <text:p>65294</text:p>
          </table:table-cell>
          <table:table-cell table:formula="of:=[.A14]/[.$A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34933" calcext:value-type="float">
            <text:p>34933</text:p>
          </table:table-cell>
          <table:table-cell table:formula="of:=[.A15]/[.$A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32542" calcext:value-type="float">
            <text:p>32542</text:p>
          </table:table-cell>
          <table:table-cell table:formula="of:=[.A16]/[.$A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41847" calcext:value-type="float">
            <text:p>41847</text:p>
          </table:table-cell>
          <table:table-cell table:formula="of:=[.A17]/[.$A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42158" calcext:value-type="float">
            <text:p>42158</text:p>
          </table:table-cell>
          <table:table-cell table:formula="of:=[.A18]/[.$A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36645" calcext:value-type="float">
            <text:p>36645</text:p>
          </table:table-cell>
          <table:table-cell table:formula="of:=[.A19]/[.$A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43349" calcext:value-type="float">
            <text:p>43349</text:p>
          </table:table-cell>
          <table:table-cell table:formula="of:=[.A20]/[.$A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37819" calcext:value-type="float">
            <text:p>37819</text:p>
          </table:table-cell>
          <table:table-cell table:formula="of:=[.A21]/[.$A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41238" calcext:value-type="float">
            <text:p>41238</text:p>
          </table:table-cell>
          <table:table-cell table:formula="of:=[.A22]/[.$A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37683" calcext:value-type="float">
            <text:p>37683</text:p>
          </table:table-cell>
          <table:table-cell table:formula="of:=[.A23]/[.$A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6426" calcext:value-type="float">
            <text:p>26426</text:p>
          </table:table-cell>
          <table:table-cell table:formula="of:=[.A24]/[.$A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15134" calcext:value-type="float">
            <text:p>15134</text:p>
          </table:table-cell>
          <table:table-cell table:formula="of:=[.A25]/[.$A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57729" calcext:value-type="float">
            <text:p>57729</text:p>
          </table:table-cell>
          <table:table-cell table:formula="of:=[.A26]/[.$A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30228" calcext:value-type="float">
            <text:p>30228</text:p>
          </table:table-cell>
          <table:table-cell table:formula="of:=[.A27]/[.$A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31179" calcext:value-type="float">
            <text:p>31179</text:p>
          </table:table-cell>
          <table:table-cell table:formula="of:=[.A28]/[.$A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31054" calcext:value-type="float">
            <text:p>31054</text:p>
          </table:table-cell>
          <table:table-cell table:formula="of:=[.A29]/[.$A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31468" calcext:value-type="float">
            <text:p>31468</text:p>
          </table:table-cell>
          <table:table-cell table:formula="of:=[.A30]/[.$A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3783" calcext:value-type="float">
            <text:p>33783</text:p>
          </table:table-cell>
          <table:table-cell table:formula="of:=[.A31]/[.$A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6483" calcext:value-type="float">
            <text:p>36483</text:p>
          </table:table-cell>
          <table:table-cell table:formula="of:=[.A32]/[.$A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3473" calcext:value-type="float">
            <text:p>33473</text:p>
          </table:table-cell>
          <table:table-cell table:formula="of:=[.A33]/[.$A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5895" calcext:value-type="float">
            <text:p>35895</text:p>
          </table:table-cell>
          <table:table-cell table:formula="of:=[.A34]/[.$A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1208" calcext:value-type="float">
            <text:p>31208</text:p>
          </table:table-cell>
          <table:table-cell table:formula="of:=[.A35]/[.$A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29715" calcext:value-type="float">
            <text:p>29715</text:p>
          </table:table-cell>
          <table:table-cell table:formula="of:=[.A36]/[.$A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18713" calcext:value-type="float">
            <text:p>18713</text:p>
          </table:table-cell>
          <table:table-cell table:formula="of:=[.A37]/[.$A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61945" calcext:value-type="float">
            <text:p>61945</text:p>
          </table:table-cell>
          <table:table-cell table:formula="of:=[.A38]/[.$A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5379" calcext:value-type="float">
            <text:p>35379</text:p>
          </table:table-cell>
          <table:table-cell table:formula="of:=[.A39]/[.$A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43535" calcext:value-type="float">
            <text:p>43535</text:p>
          </table:table-cell>
          <table:table-cell table:formula="of:=[.A40]/[.$A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39074" calcext:value-type="float">
            <text:p>39074</text:p>
          </table:table-cell>
          <table:table-cell table:formula="of:=[.A41]/[.$A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38521" calcext:value-type="float">
            <text:p>38521</text:p>
          </table:table-cell>
          <table:table-cell table:formula="of:=[.A42]/[.$A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0205" calcext:value-type="float">
            <text:p>40205</text:p>
          </table:table-cell>
          <table:table-cell table:formula="of:=[.A43]/[.$A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4155" calcext:value-type="float">
            <text:p>44155</text:p>
          </table:table-cell>
          <table:table-cell table:formula="of:=[.A44]/[.$A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2564" calcext:value-type="float">
            <text:p>42564</text:p>
          </table:table-cell>
          <table:table-cell table:formula="of:=[.A45]/[.$A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9379" calcext:value-type="float">
            <text:p>49379</text:p>
          </table:table-cell>
          <table:table-cell table:formula="of:=[.A46]/[.$A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39533" calcext:value-type="float">
            <text:p>39533</text:p>
          </table:table-cell>
          <table:table-cell table:formula="of:=[.A47]/[.$A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1611" calcext:value-type="float">
            <text:p>41611</text:p>
          </table:table-cell>
          <table:table-cell table:formula="of:=[.A48]/[.$A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30593" calcext:value-type="float">
            <text:p>30593</text:p>
          </table:table-cell>
          <table:table-cell table:formula="of:=[.A49]/[.$A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77933" calcext:value-type="float">
            <text:p>77933</text:p>
          </table:table-cell>
          <table:table-cell table:formula="of:=[.A50]/[.$A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46428" calcext:value-type="float">
            <text:p>46428</text:p>
          </table:table-cell>
          <table:table-cell table:formula="of:=[.A51]/[.$A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2067" calcext:value-type="float">
            <text:p>52067</text:p>
          </table:table-cell>
          <table:table-cell table:formula="of:=[.A52]/[.$A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49488" calcext:value-type="float">
            <text:p>49488</text:p>
          </table:table-cell>
          <table:table-cell table:formula="of:=[.A53]/[.$A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0589" calcext:value-type="float">
            <text:p>50589</text:p>
          </table:table-cell>
          <table:table-cell table:formula="of:=[.A54]/[.$A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8944" calcext:value-type="float">
            <text:p>58944</text:p>
          </table:table-cell>
          <table:table-cell table:formula="of:=[.A55]/[.$A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205" calcext:value-type="float">
            <text:p>55205</text:p>
          </table:table-cell>
          <table:table-cell table:formula="of:=[.A56]/[.$A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62217" calcext:value-type="float">
            <text:p>62217</text:p>
          </table:table-cell>
          <table:table-cell table:formula="of:=[.A57]/[.$A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65641" calcext:value-type="float">
            <text:p>65641</text:p>
          </table:table-cell>
          <table:table-cell table:formula="of:=[.A58]/[.$A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5829" calcext:value-type="float">
            <text:p>55829</text:p>
          </table:table-cell>
          <table:table-cell table:formula="of:=[.A59]/[.$A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1314" calcext:value-type="float">
            <text:p>51314</text:p>
          </table:table-cell>
          <table:table-cell table:formula="of:=[.A60]/[.$A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29543" calcext:value-type="float">
            <text:p>29543</text:p>
          </table:table-cell>
          <table:table-cell table:formula="of:=[.A61]/[.$A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90074" calcext:value-type="float">
            <text:p>90074</text:p>
          </table:table-cell>
          <table:table-cell table:formula="of:=[.A62]/[.$A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45226" calcext:value-type="float">
            <text:p>45226</text:p>
          </table:table-cell>
          <table:table-cell table:formula="of:=[.A63]/[.$A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2874" calcext:value-type="float">
            <text:p>62874</text:p>
          </table:table-cell>
          <table:table-cell table:formula="of:=[.A64]/[.$A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45833" calcext:value-type="float">
            <text:p>45833</text:p>
          </table:table-cell>
          <table:table-cell table:formula="of:=[.A65]/[.$A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58730" calcext:value-type="float">
            <text:p>58730</text:p>
          </table:table-cell>
          <table:table-cell table:formula="of:=[.A66]/[.$A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54186" calcext:value-type="float">
            <text:p>54186</text:p>
          </table:table-cell>
          <table:table-cell table:formula="of:=[.A67]/[.$A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57322" calcext:value-type="float">
            <text:p>57322</text:p>
          </table:table-cell>
          <table:table-cell table:formula="of:=[.A68]/[.$A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57490" calcext:value-type="float">
            <text:p>57490</text:p>
          </table:table-cell>
          <table:table-cell table:formula="of:=[.A69]/[.$A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48201" calcext:value-type="float">
            <text:p>48201</text:p>
          </table:table-cell>
          <table:table-cell table:formula="of:=[.A70]/[.$A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51375" calcext:value-type="float">
            <text:p>51375</text:p>
          </table:table-cell>
          <table:table-cell table:formula="of:=[.A71]/[.$A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41362" calcext:value-type="float">
            <text:p>41362</text:p>
          </table:table-cell>
          <table:table-cell table:formula="of:=[.A72]/[.$A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26536" calcext:value-type="float">
            <text:p>26536</text:p>
          </table:table-cell>
          <table:table-cell table:formula="of:=[.A73]/[.$A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82593" calcext:value-type="float">
            <text:p>82593</text:p>
          </table:table-cell>
          <table:table-cell table:formula="of:=[.A74]/[.$A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48175" calcext:value-type="float">
            <text:p>48175</text:p>
          </table:table-cell>
          <table:table-cell table:formula="of:=[.A75]/[.$A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57039" calcext:value-type="float">
            <text:p>57039</text:p>
          </table:table-cell>
          <table:table-cell table:formula="of:=[.A76]/[.$A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61244" calcext:value-type="float">
            <text:p>61244</text:p>
          </table:table-cell>
          <table:table-cell table:formula="of:=[.A77]/[.$A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0136" calcext:value-type="float">
            <text:p>70136</text:p>
          </table:table-cell>
          <table:table-cell table:formula="of:=[.A78]/[.$A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55209" calcext:value-type="float">
            <text:p>55209</text:p>
          </table:table-cell>
          <table:table-cell table:formula="of:=[.A79]/[.$A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66297" calcext:value-type="float">
            <text:p>66297</text:p>
          </table:table-cell>
          <table:table-cell table:formula="of:=[.A80]/[.$A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62388" calcext:value-type="float">
            <text:p>62388</text:p>
          </table:table-cell>
          <table:table-cell table:formula="of:=[.A81]/[.$A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64066" calcext:value-type="float">
            <text:p>64066</text:p>
          </table:table-cell>
          <table:table-cell table:formula="of:=[.A82]/[.$A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65713" calcext:value-type="float">
            <text:p>65713</text:p>
          </table:table-cell>
          <table:table-cell table:formula="of:=[.A83]/[.$A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45702" calcext:value-type="float">
            <text:p>45702</text:p>
          </table:table-cell>
          <table:table-cell table:formula="of:=[.A84]/[.$A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36782" calcext:value-type="float">
            <text:p>36782</text:p>
          </table:table-cell>
          <table:table-cell table:formula="of:=[.A85]/[.$A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337" calcext:value-type="float">
            <text:p>85337</text:p>
          </table:table-cell>
          <table:table-cell table:formula="of:=[.A86]/[.$A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44880" calcext:value-type="float">
            <text:p>44880</text:p>
          </table:table-cell>
          <table:table-cell table:formula="of:=[.A87]/[.$A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38988" calcext:value-type="float">
            <text:p>38988</text:p>
          </table:table-cell>
          <table:table-cell table:formula="of:=[.A88]/[.$A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40698" calcext:value-type="float">
            <text:p>40698</text:p>
          </table:table-cell>
          <table:table-cell table:formula="of:=[.A89]/[.$A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43234" calcext:value-type="float">
            <text:p>43234</text:p>
          </table:table-cell>
          <table:table-cell table:formula="of:=[.A90]/[.$A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39477" calcext:value-type="float">
            <text:p>39477</text:p>
          </table:table-cell>
          <table:table-cell table:formula="of:=[.A91]/[.$A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47458" calcext:value-type="float">
            <text:p>47458</text:p>
          </table:table-cell>
          <table:table-cell table:formula="of:=[.A92]/[.$A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45272" calcext:value-type="float">
            <text:p>45272</text:p>
          </table:table-cell>
          <table:table-cell table:formula="of:=[.A93]/[.$A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44971" calcext:value-type="float">
            <text:p>44971</text:p>
          </table:table-cell>
          <table:table-cell table:formula="of:=[.A94]/[.$A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39947" calcext:value-type="float">
            <text:p>39947</text:p>
          </table:table-cell>
          <table:table-cell table:formula="of:=[.A95]/[.$A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28363" calcext:value-type="float">
            <text:p>28363</text:p>
          </table:table-cell>
          <table:table-cell table:formula="of:=[.A96]/[.$A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21381" calcext:value-type="float">
            <text:p>21381</text:p>
          </table:table-cell>
          <table:table-cell table:formula="of:=[.A97]/[.$A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49886" calcext:value-type="float">
            <text:p>49886</text:p>
          </table:table-cell>
          <table:table-cell table:formula="of:=[.A98]/[.$A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31713" calcext:value-type="float">
            <text:p>31713</text:p>
          </table:table-cell>
          <table:table-cell table:formula="of:=[.A99]/[.$A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36172" calcext:value-type="float">
            <text:p>36172</text:p>
          </table:table-cell>
          <table:table-cell table:formula="of:=[.A100]/[.$A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38634" calcext:value-type="float">
            <text:p>38634</text:p>
          </table:table-cell>
          <table:table-cell table:formula="of:=[.A101]/[.$A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35248" calcext:value-type="float">
            <text:p>35248</text:p>
          </table:table-cell>
          <table:table-cell table:formula="of:=[.A102]/[.$A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41811" calcext:value-type="float">
            <text:p>41811</text:p>
          </table:table-cell>
          <table:table-cell table:formula="of:=[.A103]/[.$A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44819" calcext:value-type="float">
            <text:p>44819</text:p>
          </table:table-cell>
          <table:table-cell table:formula="of:=[.A104]/[.$A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40859" calcext:value-type="float">
            <text:p>40859</text:p>
          </table:table-cell>
          <table:table-cell table:formula="of:=[.A105]/[.$A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49023" calcext:value-type="float">
            <text:p>49023</text:p>
          </table:table-cell>
          <table:table-cell table:formula="of:=[.A106]/[.$A$2]*100" office:value-type="float" office:value="59.3592211849323" calcext:value-type="float">
            <text:p>59</text:p>
          </table:table-cell>
        </table:table-row>
        <table:table-row table:style-name="ro2">
          <table:table-cell table:style-name="ce6" office:value-type="float" office:value="44305" calcext:value-type="float">
            <text:p>44305</text:p>
          </table:table-cell>
          <table:table-cell table:formula="of:=[.A107]/[.$A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37316" calcext:value-type="float">
            <text:p>37316</text:p>
          </table:table-cell>
          <table:table-cell table:formula="of:=[.A108]/[.$A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23008" calcext:value-type="float">
            <text:p>23008</text:p>
          </table:table-cell>
          <table:table-cell table:formula="of:=[.A109]/[.$A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42900" calcext:value-type="float">
            <text:p>42900</text:p>
          </table:table-cell>
          <table:table-cell table:formula="of:=[.A110]/[.$A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36788" calcext:value-type="float">
            <text:p>36788</text:p>
          </table:table-cell>
          <table:table-cell table:formula="of:=[.A111]/[.$A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43908" calcext:value-type="float">
            <text:p>43908</text:p>
          </table:table-cell>
          <table:table-cell table:formula="of:=[.A112]/[.$A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45160" calcext:value-type="float">
            <text:p>45160</text:p>
          </table:table-cell>
          <table:table-cell table:formula="of:=[.A113]/[.$A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44184" calcext:value-type="float">
            <text:p>44184</text:p>
          </table:table-cell>
          <table:table-cell table:formula="of:=[.A114]/[.$A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39445" calcext:value-type="float">
            <text:p>39445</text:p>
          </table:table-cell>
          <table:table-cell table:formula="of:=[.A115]/[.$A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48209" calcext:value-type="float">
            <text:p>48209</text:p>
          </table:table-cell>
          <table:table-cell table:formula="of:=[.A116]/[.$A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54326" calcext:value-type="float">
            <text:p>54326</text:p>
          </table:table-cell>
          <table:table-cell table:formula="of:=[.A117]/[.$A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52254" calcext:value-type="float">
            <text:p>52254</text:p>
          </table:table-cell>
          <table:table-cell table:formula="of:=[.A118]/[.$A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45313" calcext:value-type="float">
            <text:p>45313</text:p>
          </table:table-cell>
          <table:table-cell table:formula="of:=[.A119]/[.$A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41938" calcext:value-type="float">
            <text:p>41938</text:p>
          </table:table-cell>
          <table:table-cell table:formula="of:=[.A120]/[.$A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29057" calcext:value-type="float">
            <text:p>29057</text:p>
          </table:table-cell>
          <table:table-cell table:formula="of:=[.A121]/[.$A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68485" calcext:value-type="float">
            <text:p>68485</text:p>
          </table:table-cell>
          <table:table-cell table:formula="of:=[.A122]/[.$A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42320" calcext:value-type="float">
            <text:p>42320</text:p>
          </table:table-cell>
          <table:table-cell table:formula="of:=[.A123]/[.$A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57054" calcext:value-type="float">
            <text:p>57054</text:p>
          </table:table-cell>
          <table:table-cell table:formula="of:=[.A124]/[.$A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48130" calcext:value-type="float">
            <text:p>48130</text:p>
          </table:table-cell>
          <table:table-cell table:formula="of:=[.A125]/[.$A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56806" calcext:value-type="float">
            <text:p>56806</text:p>
          </table:table-cell>
          <table:table-cell table:formula="of:=[.A126]/[.$A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2" loext:min-decimal-places="2" number:min-integer-digits="1"/>
      <number:text> %</number:text>
    </number:percentage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4:10:02.212512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4T20:08:14.578769680</dc:date>
    <meta:editing-duration>PT2H29M44S</meta:editing-duration>
    <meta:editing-cycles>14</meta:editing-cycles>
    <meta:generator>LibreOffice/5.1.6.2$Linux_X86_64 LibreOffice_project/10m0$Build-2</meta:generator>
    <meta:document-statistic meta:table-count="4" meta:cell-count="213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64cm" svg:y="0.326cm" chart:style-name="ch2">
          <text:p>Ventas mensuales</text:p>
        </chart:title>
        <chart:plot-area chart:style-name="ch3" table:cell-range-address="Datos.C2:Datos.C123" chart:data-source-has-labels="row" svg:x="0.534cm" svg:y="1.295cm" svg:width="25.653cm" svg:height="8.024cm">
          <chartooo:coordinate-region svg:x="1.711cm" svg:y="1.416cm" svg:width="24.15cm" svg:height="6.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3:Datos.C123" chart:label-cell-address="Datos.C2:Datos.C2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2587</text:p>
                <draw:g>
                  <svg:desc>Datos.C2:Dat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97">
                <text:p>38897</text:p>
                <draw:g>
                  <svg:desc>Datos.C3:Datos.C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09">
                <text:p>47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30">
                <text:p>40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320">
                <text:p>42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39cm" svg:height="11.715cm" xlink:href=".." xlink:type="simple" chart:class="chart:line" chart:style-name="ch1">
        <chart:title svg:x="6.923cm" svg:y="0.37cm" chart:style-name="ch2">
          <text:p>Ventas mensuales</text:p>
        </chart:title>
        <chart:legend chart:legend-position="bottom" svg:x="4.774cm" svg:y="10.932cm" style:legend-expansion="wide" chart:style-name="ch3"/>
        <chart:plot-area chart:style-name="ch4" table:cell-range-address="Datos.C1:Datos.C1 Datos.C7:Datos.C126 Datos.G1:Datos.G1 Datos.G7:Datos.G126" chart:data-source-has-labels="row" svg:x="0.352cm" svg:y="1.383cm" svg:width="16.935cm" svg:height="9.315cm">
          <chartooo:coordinate-region svg:x="1.714cm" svg:y="1.504cm" svg:width="15.573cm" svg:height="8.1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os.C7:Datos.C126" chart:label-cell-address="Datos.C1:Datos.C1" chart:class="chart:line">
            <chart:data-point chart:repeated="120"/>
          </chart:series>
          <chart:series chart:style-name="ch8" chart:values-cell-range-address="Datos.G7:Datos.G126" chart:label-cell-address="Datos.G1:Datos.G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Promedio móvil 2 de lo anterior</text:p>
                <draw:g>
                  <svg:desc>Datos.G1:Dat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98">
                <text:p>31598</text:p>
                <draw:g>
                  <svg:desc>Datos.C7:Datos.C126</svg:desc>
                </draw:g>
              </table:table-cell>
              <table:table-cell office:value-type="float" office:value="NaN">
                <text:p>NaN</text:p>
                <draw:g>
                  <svg:desc>Datos.G7:Datos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27">
                <text:p>3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93">
                <text:p>4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63">
                <text:p>36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14">
                <text:p>3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8">
                <text:p>2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54">
                <text:p>19154</text:p>
              </table:table-cell>
              <table:table-cell office:value-type="float" office:value="37638.7083333333">
                <text:p>37638.70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94">
                <text:p>65294</text:p>
              </table:table-cell>
              <table:table-cell office:value-type="float" office:value="38083.25">
                <text:p>3808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33">
                <text:p>34933</text:p>
              </table:table-cell>
              <table:table-cell office:value-type="float" office:value="38185.25">
                <text:p>3818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42">
                <text:p>32542</text:p>
              </table:table-cell>
              <table:table-cell office:value-type="float" office:value="38247.7916666667">
                <text:p>38247.791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47">
                <text:p>41847</text:p>
              </table:table-cell>
              <table:table-cell office:value-type="float" office:value="38487.125">
                <text:p>38487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58">
                <text:p>42158</text:p>
              </table:table-cell>
              <table:table-cell office:value-type="float" office:value="38394.5">
                <text:p>3839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45">
                <text:p>36645</text:p>
              </table:table-cell>
              <table:table-cell office:value-type="float" office:value="38089.8333333333">
                <text:p>38089.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49">
                <text:p>43349</text:p>
              </table:table-cell>
              <table:table-cell office:value-type="float" office:value="37607.125">
                <text:p>3760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19">
                <text:p>37819</text:p>
              </table:table-cell>
              <table:table-cell office:value-type="float" office:value="37095.875">
                <text:p>37095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38">
                <text:p>41238</text:p>
              </table:table-cell>
              <table:table-cell office:value-type="float" office:value="36843.0416666667">
                <text:p>36843.041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683">
                <text:p>37683</text:p>
              </table:table-cell>
              <table:table-cell office:value-type="float" office:value="36336.5416666667">
                <text:p>36336.541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26">
                <text:p>26426</text:p>
              </table:table-cell>
              <table:table-cell office:value-type="float" office:value="35441.4166666667">
                <text:p>35441.41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34">
                <text:p>15134</text:p>
              </table:table-cell>
              <table:table-cell office:value-type="float" office:value="34876.75">
                <text:p>3487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729">
                <text:p>57729</text:p>
              </table:table-cell>
              <table:table-cell office:value-type="float" office:value="34471.4166666667">
                <text:p>34471.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28">
                <text:p>30228</text:p>
              </table:table-cell>
              <table:table-cell office:value-type="float" office:value="34004.25">
                <text:p>3400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79">
                <text:p>31179</text:p>
              </table:table-cell>
              <table:table-cell office:value-type="float" office:value="33600.5416666667">
                <text:p>33600.541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54">
                <text:p>31054</text:p>
              </table:table-cell>
              <table:table-cell office:value-type="float" office:value="33108.125">
                <text:p>33108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68">
                <text:p>31468</text:p>
              </table:table-cell>
              <table:table-cell office:value-type="float" office:value="32975.375">
                <text:p>32975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83">
                <text:p>33783</text:p>
              </table:table-cell>
              <table:table-cell office:value-type="float" office:value="33261.5416666667">
                <text:p>33261.541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83">
                <text:p>36483</text:p>
              </table:table-cell>
              <table:table-cell office:value-type="float" office:value="33586.3333333333">
                <text:p>3358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73">
                <text:p>33473</text:p>
              </table:table-cell>
              <table:table-cell office:value-type="float" office:value="33976.625">
                <text:p>33976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95">
                <text:p>35895</text:p>
              </table:table-cell>
              <table:table-cell office:value-type="float" office:value="34706.0833333333">
                <text:p>34706.0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08">
                <text:p>31208</text:p>
              </table:table-cell>
              <table:table-cell office:value-type="float" office:value="35555.0833333333">
                <text:p>35555.08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15">
                <text:p>29715</text:p>
              </table:table-cell>
              <table:table-cell office:value-type="float" office:value="36183.125">
                <text:p>36183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13">
                <text:p>18713</text:p>
              </table:table-cell>
              <table:table-cell office:value-type="float" office:value="36744.5833333333">
                <text:p>36744.58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45">
                <text:p>61945</text:p>
              </table:table-cell>
              <table:table-cell office:value-type="float" office:value="37331.8333333333">
                <text:p>37331.8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79">
                <text:p>35379</text:p>
              </table:table-cell>
              <table:table-cell office:value-type="float" office:value="38030.2916666667">
                <text:p>38030.29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535">
                <text:p>43535</text:p>
              </table:table-cell>
              <table:table-cell office:value-type="float" office:value="38970.9166666667">
                <text:p>38970.91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74">
                <text:p>39074</text:p>
              </table:table-cell>
              <table:table-cell office:value-type="float" office:value="39879.625">
                <text:p>39879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521">
                <text:p>38521</text:p>
              </table:table-cell>
              <table:table-cell office:value-type="float" office:value="40722.1666666667">
                <text:p>40722.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05">
                <text:p>40205</text:p>
              </table:table-cell>
              <table:table-cell office:value-type="float" office:value="41712.8333333333">
                <text:p>41712.8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55">
                <text:p>44155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64">
                <text:p>42564</text:p>
              </table:table-cell>
              <table:table-cell office:value-type="float" office:value="44000.5416666667">
                <text:p>44000.54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79">
                <text:p>49379</text:p>
              </table:table-cell>
              <table:table-cell office:value-type="float" office:value="44816.4166666667">
                <text:p>44816.4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533">
                <text:p>39533</text:p>
              </table:table-cell>
              <table:table-cell office:value-type="float" office:value="45605.8333333333">
                <text:p>45605.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11">
                <text:p>41611</text:p>
              </table:table-cell>
              <table:table-cell office:value-type="float" office:value="46542.5833333333">
                <text:p>46542.5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93">
                <text:p>30593</text:p>
              </table:table-cell>
              <table:table-cell office:value-type="float" office:value="47826.2083333333">
                <text:p>47826.208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933">
                <text:p>77933</text:p>
              </table:table-cell>
              <table:table-cell office:value-type="float" office:value="49067.4166666667">
                <text:p>49067.41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428">
                <text:p>46428</text:p>
              </table:table-cell>
              <table:table-cell office:value-type="float" office:value="50346.7083333333">
                <text:p>50346.708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067">
                <text:p>52067</text:p>
              </table:table-cell>
              <table:table-cell office:value-type="float" office:value="51843.1666666667">
                <text:p>51843.1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488">
                <text:p>49488</text:p>
              </table:table-cell>
              <table:table-cell office:value-type="float" office:value="53199.75">
                <text:p>53199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589">
                <text:p>50589</text:p>
              </table:table-cell>
              <table:table-cell office:value-type="float" office:value="54283.0416666667">
                <text:p>54283.04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944">
                <text:p>58944</text:p>
              </table:table-cell>
              <table:table-cell office:value-type="float" office:value="54643.5833333333">
                <text:p>54643.5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205">
                <text:p>55205</text:p>
              </table:table-cell>
              <table:table-cell office:value-type="float" office:value="55105.7083333333">
                <text:p>55105.70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217">
                <text:p>62217</text:p>
              </table:table-cell>
              <table:table-cell office:value-type="float" office:value="55561.5">
                <text:p>5556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641">
                <text:p>65641</text:p>
              </table:table-cell>
              <table:table-cell office:value-type="float" office:value="55961.7083333333">
                <text:p>55961.70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829">
                <text:p>55829</text:p>
              </table:table-cell>
              <table:table-cell office:value-type="float" office:value="56259.7083333333">
                <text:p>56259.708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314">
                <text:p>51314</text:p>
              </table:table-cell>
              <table:table-cell office:value-type="float" office:value="56446.625">
                <text:p>56446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43">
                <text:p>29543</text:p>
              </table:table-cell>
              <table:table-cell office:value-type="float" office:value="56587.5833333333">
                <text:p>56587.5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74">
                <text:p>90074</text:p>
              </table:table-cell>
              <table:table-cell office:value-type="float" office:value="56477.5416666667">
                <text:p>56477.541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226">
                <text:p>45226</text:p>
              </table:table-cell>
              <table:table-cell office:value-type="float" office:value="56368.7916666667">
                <text:p>56368.791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74">
                <text:p>62874</text:p>
              </table:table-cell>
              <table:table-cell office:value-type="float" office:value="55445.1666666667">
                <text:p>55445.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33">
                <text:p>45833</text:p>
              </table:table-cell>
              <table:table-cell office:value-type="float" office:value="54532.9166666667">
                <text:p>54532.91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30">
                <text:p>58730</text:p>
              </table:table-cell>
              <table:table-cell office:value-type="float" office:value="53932.6666666667">
                <text:p>53932.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186">
                <text:p>54186</text:p>
              </table:table-cell>
              <table:table-cell office:value-type="float" office:value="53392.7083333333">
                <text:p>53392.708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22">
                <text:p>57322</text:p>
              </table:table-cell>
              <table:table-cell office:value-type="float" office:value="52955.7083333333">
                <text:p>52955.708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490">
                <text:p>57490</text:p>
              </table:table-cell>
              <table:table-cell office:value-type="float" office:value="52766.875">
                <text:p>52766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201">
                <text:p>48201</text:p>
              </table:table-cell>
              <table:table-cell office:value-type="float" office:value="52646.625">
                <text:p>52646.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375">
                <text:p>51375</text:p>
              </table:table-cell>
              <table:table-cell office:value-type="float" office:value="53045.625">
                <text:p>53045.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362">
                <text:p>41362</text:p>
              </table:table-cell>
              <table:table-cell office:value-type="float" office:value="54163">
                <text:p>5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36">
                <text:p>26536</text:p>
              </table:table-cell>
              <table:table-cell office:value-type="float" office:value="54680.875">
                <text:p>54680.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593">
                <text:p>82593</text:p>
              </table:table-cell>
              <table:table-cell office:value-type="float" office:value="55097.4583333333">
                <text:p>55097.458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75">
                <text:p>48175</text:p>
              </table:table-cell>
              <table:table-cell office:value-type="float" office:value="55675.5">
                <text:p>5567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039">
                <text:p>57039</text:p>
              </table:table-cell>
              <table:table-cell office:value-type="float" office:value="56540.625">
                <text:p>56540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244">
                <text:p>61244</text:p>
              </table:table-cell>
              <table:table-cell office:value-type="float" office:value="57799.0833333333">
                <text:p>57799.08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136">
                <text:p>70136</text:p>
              </table:table-cell>
              <table:table-cell office:value-type="float" office:value="58577.3333333333">
                <text:p>58577.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209">
                <text:p>55209</text:p>
              </table:table-cell>
              <table:table-cell office:value-type="float" office:value="59185.0833333333">
                <text:p>59185.08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297">
                <text:p>66297</text:p>
              </table:table-cell>
              <table:table-cell office:value-type="float" office:value="59726.3333333333">
                <text:p>59726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88">
                <text:p>62388</text:p>
              </table:table-cell>
              <table:table-cell office:value-type="float" office:value="59703.375">
                <text:p>59703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066">
                <text:p>64066</text:p>
              </table:table-cell>
              <table:table-cell office:value-type="float" office:value="58813.9583333333">
                <text:p>58813.95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13">
                <text:p>65713</text:p>
              </table:table-cell>
              <table:table-cell office:value-type="float" office:value="57205.75">
                <text:p>57205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02">
                <text:p>45702</text:p>
              </table:table-cell>
              <table:table-cell office:value-type="float" office:value="55228.75">
                <text:p>55228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82">
                <text:p>36782</text:p>
              </table:table-cell>
              <table:table-cell office:value-type="float" office:value="53452.3333333333">
                <text:p>53452.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337">
                <text:p>85337</text:p>
              </table:table-cell>
              <table:table-cell office:value-type="float" office:value="52011.875">
                <text:p>52011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80">
                <text:p>44880</text:p>
              </table:table-cell>
              <table:table-cell office:value-type="float" office:value="50513.75">
                <text:p>50513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88">
                <text:p>38988</text:p>
              </table:table-cell>
              <table:table-cell office:value-type="float" office:value="49004.9583333333">
                <text:p>49004.958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98">
                <text:p>40698</text:p>
              </table:table-cell>
              <table:table-cell office:value-type="float" office:value="47135.75">
                <text:p>47135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234">
                <text:p>43234</text:p>
              </table:table-cell>
              <table:table-cell office:value-type="float" office:value="45339.7083333333">
                <text:p>45339.708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477">
                <text:p>39477</text:p>
              </table:table-cell>
              <table:table-cell office:value-type="float" office:value="43975.5416666667">
                <text:p>43975.541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458">
                <text:p>47458</text:p>
              </table:table-cell>
              <table:table-cell office:value-type="float" office:value="41856.7083333333">
                <text:p>41856.708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272">
                <text:p>45272</text:p>
              </table:table-cell>
              <table:table-cell office:value-type="float" office:value="39830.9583333333">
                <text:p>39830.958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971">
                <text:p>44971</text:p>
              </table:table-cell>
              <table:table-cell office:value-type="float" office:value="39165">
                <text:p>39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47">
                <text:p>39947</text:p>
              </table:table-cell>
              <table:table-cell office:value-type="float" office:value="38961.6666666667">
                <text:p>38961.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63">
                <text:p>28363</text:p>
              </table:table-cell>
              <table:table-cell office:value-type="float" office:value="38542.9166666667">
                <text:p>38542.9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381">
                <text:p>21381</text:p>
              </table:table-cell>
              <table:table-cell office:value-type="float" office:value="38307.4166666667">
                <text:p>38307.41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886">
                <text:p>49886</text:p>
              </table:table-cell>
              <table:table-cell office:value-type="float" office:value="38294.7083333333">
                <text:p>38294.708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13">
                <text:p>31713</text:p>
              </table:table-cell>
              <table:table-cell office:value-type="float" office:value="38000.875">
                <text:p>38000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72">
                <text:p>36172</text:p>
              </table:table-cell>
              <table:table-cell office:value-type="float" office:value="37985.8333333333">
                <text:p>37985.8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634">
                <text:p>38634</text:p>
              </table:table-cell>
              <table:table-cell office:value-type="float" office:value="38336.25">
                <text:p>38336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248">
                <text:p>35248</text:p>
              </table:table-cell>
              <table:table-cell office:value-type="float" office:value="38890.875">
                <text:p>38890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11">
                <text:p>41811</text:p>
              </table:table-cell>
              <table:table-cell office:value-type="float" office:value="39331.7083333333">
                <text:p>39331.708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19">
                <text:p>44819</text:p>
              </table:table-cell>
              <table:table-cell office:value-type="float" office:value="39108.4166666667">
                <text:p>39108.41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859">
                <text:p>40859</text:p>
              </table:table-cell>
              <table:table-cell office:value-type="float" office:value="39028.7916666667">
                <text:p>39028.791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023">
                <text:p>49023</text:p>
              </table:table-cell>
              <table:table-cell office:value-type="float" office:value="39562.5833333333">
                <text:p>39562.58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305">
                <text:p>44305</text:p>
              </table:table-cell>
              <table:table-cell office:value-type="float" office:value="40156.8333333333">
                <text:p>40156.8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16">
                <text:p>37316</text:p>
              </table:table-cell>
              <table:table-cell office:value-type="float" office:value="40801.0833333333">
                <text:p>40801.08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08">
                <text:p>23008</text:p>
              </table:table-cell>
              <table:table-cell office:value-type="float" office:value="41074.8333333333">
                <text:p>41074.8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00">
                <text:p>42900</text:p>
              </table:table-cell>
              <table:table-cell office:value-type="float" office:value="41117.5">
                <text:p>41117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788">
                <text:p>36788</text:p>
              </table:table-cell>
              <table:table-cell office:value-type="float" office:value="41819.875">
                <text:p>41819.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908">
                <text:p>43908</text:p>
              </table:table-cell>
              <table:table-cell office:value-type="float" office:value="42515.625">
                <text:p>42515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160">
                <text:p>45160</text:p>
              </table:table-cell>
              <table:table-cell office:value-type="float" office:value="42692.25">
                <text:p>4269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84">
                <text:p>44184</text:p>
              </table:table-cell>
              <table:table-cell office:value-type="float" office:value="42926.8333333333">
                <text:p>42926.8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445">
                <text:p>39445</text:p>
              </table:table-cell>
              <table:table-cell office:value-type="float" office:value="43371.4583333333">
                <text:p>43371.458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209">
                <text:p>48209</text:p>
              </table:table-cell>
              <table:table-cell office:value-type="float" office:value="44689.5416666667">
                <text:p>44689.541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326">
                <text:p>54326</text:p>
              </table:table-cell>
              <table:table-cell office:value-type="float" office:value="45986.0833333333">
                <text:p>45986.08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254">
                <text:p>52254</text:p>
              </table:table-cell>
              <table:table-cell office:value-type="float" office:value="46764.3333333333">
                <text:p>46764.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13">
                <text:p>45313</text:p>
              </table:table-cell>
              <table:table-cell office:value-type="float" office:value="47435.8333333333">
                <text:p>47435.8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938">
                <text:p>41938</text:p>
              </table:table-cell>
              <table:table-cell office:value-type="float" office:value="48085.5">
                <text:p>4808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057">
                <text:p>2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485">
                <text:p>6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054">
                <text:p>5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130">
                <text:p>48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806">
                <text:p>56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1cm" chart:style-name="ch2">
          <text:p>Diferencia con el período anterior</text:p>
        </chart:title>
        <chart:plot-area chart:style-name="ch3" table:cell-range-address="Datos.D8:Datos.D126" svg:x="0.423cm" svg:y="1.285cm" svg:width="20.318cm" svg:height="7.81cm">
          <chartooo:coordinate-region svg:x="1.706cm" svg:y="1.484cm" svg:width="19.035cm" svg:height="7.4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5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2cm" chart:style-name="ch2">
          <text:p>Diferencia porcentual con el mes anterior</text:p>
        </chart:title>
        <chart:plot-area chart:style-name="ch3" table:cell-range-address="Datos.E1:Datos.E126" chart:data-source-has-labels="row" svg:x="0.422cm" svg:y="1.307cm" svg:width="20.275cm" svg:height="8.342cm">
          <chartooo:coordinate-region svg:x="2.234cm" svg:y="1.506cm" svg:width="18.463cm" svg:height="7.9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92cm" svg:height="13.372cm" xlink:href=".." xlink:type="simple" chart:class="chart:line" chart:style-name="ch1">
        <chart:plot-area chart:style-name="ch2" table:cell-range-address="Datos.C1:Datos.C123 Datos.K1:Datos.K123" chart:data-source-has-labels="row" svg:x="0.425cm" svg:y="0.267cm" svg:width="20.442cm" svg:height="12.838cm">
          <chartooo:coordinate-region svg:x="2.528cm" svg:y="0.388cm" svg:width="16.976cm" svg:height="11.7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secondary-y" chart:style-name="ch6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7" chart:values-cell-range-address="Datos.K2:Datos.K123" chart:label-cell-address="Datos.K1:Datos.K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3388900000">
                <text:p>3388900000</text:p>
                <draw:g>
                  <svg:desc>Datos.K2:Datos.K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Ventas desestacionalizadas</text:p>
        </chart:title>
        <chart:plot-area chart:style-name="ch3" table:cell-range-address="Datos.J1:Datos.J126" chart:data-source-has-labels="row" svg:x="0.32cm" svg:y="1.275cm" svg:width="15.36cm" svg:height="7.545cm">
          <chartooo:coordinate-region svg:x="1.973cm" svg:y="1.396cm" svg:width="13.707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2:Datos.J126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atos.J2:Datos.J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275cm" svg:width="15.36cm" svg:height="7.545cm">
          <chartooo:coordinate-region svg:x="1.497cm" svg:y="1.396cm" svg:width="14.18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275cm" svg:width="15.36cm" svg:height="7.545cm">
          <chartooo:coordinate-region svg:x="1.603cm" svg:y="1.474cm" svg:width="14.07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43">
                <text:p>-7988.74518466943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02">
                <text:p>-5123.19803122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3">
                <text:p>-4004.59706111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18">
                <text:p>1944.95781472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2">
                <text:p>4417.1300834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85">
                <text:p>-6423.22725981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3">
                <text:p>4167.0424081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533">
                <text:p>-981.842727907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201">
                <text:p>773.923781957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74">
                <text:p>4244.2184733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4">
                <text:p>-1619.08805190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4">
                <text:p>-6903.35351933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09">
                <text:p>1464.96180578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33">
                <text:p>-6146.85788025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39">
                <text:p>1884.41405856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5">
                <text:p>-3775.30521509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19">
                <text:p>779.253473930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2">
                <text:p>1066.11667754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6">
                <text:p>-6028.06948201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04">
                <text:p>-2941.07037929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36">
                <text:p>-2170.34137308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6">
                <text:p>-2972.08532579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45">
                <text:p>648.118089462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44">
                <text:p>1278.7617988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6">
                <text:p>2070.81418820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18">
                <text:p>-1460.97370677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09">
                <text:p>-1609.74784820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1061">
                <text:p>150.0566536710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828">
                <text:p>-673.968303337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6">
                <text:p>4452.27713104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673">
                <text:p>-65.6171089861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1">
                <text:p>2991.354630157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579">
                <text:p>978.002959777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28">
                <text:p>3521.293502908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19">
                <text:p>-3461.87459496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377">
                <text:p>485.711334588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17">
                <text:p>1344.14283314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39">
                <text:p>-1061.69312540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17">
                <text:p>3527.48810410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79">
                <text:p>-4345.41963968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2">
                <text:p>8298.60852508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7">
                <text:p>-9715.99591056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5">
                <text:p>3384.88409977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335">
                <text:p>-412.147042630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">
                <text:p>-1332.3842512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29">
                <text:p>2499.38446698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18">
                <text:p>8127.41004982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8">
                <text:p>-10313.8588589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89">
                <text:p>8592.49729696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073">
                <text:p>-683.912703618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59">
                <text:p>-2480.67514550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1">
                <text:p>5740.36149135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1">
                <text:p>-5413.086394280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613">
                <text:p>-109.840326771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32">
                <text:p>-5564.15933274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3">
                <text:p>-15796.7704938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2">
                <text:p>-5315.36014883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49">
                <text:p>-3441.09948240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7">
                <text:p>-11756.1546743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24">
                <text:p>8618.41818496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25">
                <text:p>-1784.01553370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69">
                <text:p>842.2768269517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6">
                <text:p>957.22329106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4">
                <text:p>2431.05282010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4">
                <text:p>2566.71876319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62">
                <text:p>5702.47943489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1">
                <text:p>3746.76433359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8">
                <text:p>-1437.09846523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43">
                <text:p>-2253.90988907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6">
                <text:p>-10971.1009124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7">
                <text:p>15196.7835803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57">
                <text:p>-2988.155162638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6">
                <text:p>2711.74521635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48">
                <text:p>3760.985518519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7">
                <text:p>2727.413356904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2">
                <text:p>-445.0087968900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56">
                <text:p>-2992.16823983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64411">
                <text:p>8.700284069644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2">
                <text:p>-5968.86947946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67">
                <text:p>-9656.97718040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598">
                <text:p>4406.67423097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63">
                <text:p>322.001042932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68">
                <text:p>3407.80807113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66">
                <text:p>6430.83234911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82">
                <text:p>-2114.713818798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7">
                <text:p>-2227.599111782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8">
                <text:p>4835.11907166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322">
                <text:p>772.613389787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58">
                <text:p>447.0347963143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58">
                <text:p>-1022.54253448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7">
                <text:p>-17139.97789451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03">
                <text:p>2309.04145445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6">
                <text:p>2367.52421044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314">
                <text:p>209.005921347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12">
                <text:p>-5366.32757565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68">
                <text:p>3450.66006432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1">
                <text:p>7497.501783487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6">
                <text:p>-5118.84436676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58">
                <text:p>-1099.737758907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6">
                <text:p>5008.37016605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75">
                <text:p>4967.447976155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64">
                <text:p>4682.84695616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7">
                <text:p>9159.542879039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3">
                <text:p>-7672.323288902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5cm" chart:style-name="ch2">
          <text:p>Diferencia relativa</text:p>
        </chart:title>
        <chart:plot-area chart:style-name="ch3" table:cell-range-address="Desetacionalizadas.C1:Desetacionalizadas.C126" chart:data-source-has-labels="row" svg:x="0.356cm" svg:y="1.313cm" svg:width="17.094cm" svg:height="8.444cm">
          <chartooo:coordinate-region svg:x="1.877cm" svg:y="1.512cm" svg:width="15.573cm" svg:height="8.0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5cm" svg:y="0.345cm" chart:style-name="ch2">
          <text:p>Indice Ventas</text:p>
        </chart:title>
        <chart:plot-area chart:style-name="ch3" table:cell-range-address="'Indice ventas'.B1:'Indice ventas'.B126" chart:data-source-has-labels="row" svg:x="0.356cm" svg:y="1.333cm" svg:width="17.126cm" svg:height="8.92cm">
          <chartooo:coordinate-region svg:x="1.163cm" svg:y="1.454cm" svg:width="16.319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B2:'Indice ventas'.B126" chart:label-cell-address="'Indice ventas'.B1:'Indice ventas'.B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B1:'Indice venta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B2:'Indice ventas'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